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03cm"/>
    </style:style>
    <style:style style:name="co2" style:family="table-column">
      <style:table-column-properties fo:break-before="auto" style:column-width="2.482cm"/>
    </style:style>
    <style:style style:name="co3" style:family="table-column">
      <style:table-column-properties fo:break-before="auto" style:column-width="3.4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" style:family="table-cell" style:parent-style-name="Default"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1-unet_based (hysteresis)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6" table:default-cell-style-name="Default"/>
        <table:table-row table:style-name="ro1"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Displasia type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f1/dice</text:p>
          </table:table-cell>
          <table:table-cell table:style-name="ce4" office:value-type="string" calcext:value-type="string">
            <text:p>jaccard</text:p>
          </table:table-cell>
          <table:table-cell table:style-name="ce4" office:value-type="string" calcext:value-type="string">
            <text:p>sensitivity/recall</text:p>
          </table:table-cell>
          <table:table-cell table:style-name="ce4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6" table:formula="of:=AVERAGE([.C2:.C25])" office:value-type="string" office:string-value="" calcext:value-type="error">
            <text:p>#DIV/0!</text:p>
          </table:table-cell>
          <table:table-cell table:style-name="ce6" table:formula="of:=AVERAGE([.D2:.D25])" office:value-type="string" office:string-value="" calcext:value-type="error">
            <text:p>#DIV/0!</text:p>
          </table:table-cell>
          <table:table-cell table:style-name="ce6" table:formula="of:=AVERAGE([.E2:.E25])" office:value-type="string" office:string-value="" calcext:value-type="error">
            <text:p>#DIV/0!</text:p>
          </table:table-cell>
          <table:table-cell table:style-name="ce6" table:formula="of:=AVERAGE([.F2:.F25])" office:value-type="string" office:string-value="" calcext:value-type="error">
            <text:p>#DIV/0!</text:p>
          </table:table-cell>
          <table:table-cell table:style-name="ce6" table:formula="of:=AVERAGE([.G2:.G25])" office:value-type="string" office:string-value="" calcext:value-type="error">
            <text:p>#DIV/0!</text:p>
          </table:table-cell>
          <table:table-cell table:style-name="ce6" table:formula="of:=AVERAGE([.H2:.H25])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string" office:string-value="" calcext:value-type="error">
            <text:p>#DIV/0!</text:p>
          </table:table-cell>
          <table:table-cell table:formula="of:=AVERAGE([.D8:.D13])" office:value-type="string" office:string-value="" calcext:value-type="error">
            <text:p>#DIV/0!</text:p>
          </table:table-cell>
          <table:table-cell table:formula="of:=AVERAGE([.E8:.E13])" office:value-type="string" office:string-value="" calcext:value-type="error">
            <text:p>#DIV/0!</text:p>
          </table:table-cell>
          <table:table-cell table:formula="of:=AVERAGE([.F8:.F13])" office:value-type="string" office:string-value="" calcext:value-type="error">
            <text:p>#DIV/0!</text:p>
          </table:table-cell>
          <table:table-cell table:formula="of:=AVERAGE([.G8:.G13])" office:value-type="string" office:string-value="" calcext:value-type="error">
            <text:p>#DIV/0!</text:p>
          </table:table-cell>
          <table:table-cell table:formula="of:=AVERAGE([.H8:.H13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string" office:string-value="" calcext:value-type="error">
            <text:p>#DIV/0!</text:p>
          </table:table-cell>
          <table:table-cell table:formula="of:=AVERAGE([.D2:.D7])" office:value-type="string" office:string-value="" calcext:value-type="error">
            <text:p>#DIV/0!</text:p>
          </table:table-cell>
          <table:table-cell table:formula="of:=AVERAGE([.E2:.E7])" office:value-type="string" office:string-value="" calcext:value-type="error">
            <text:p>#DIV/0!</text:p>
          </table:table-cell>
          <table:table-cell table:formula="of:=AVERAGE([.F2:.F7])" office:value-type="string" office:string-value="" calcext:value-type="error">
            <text:p>#DIV/0!</text:p>
          </table:table-cell>
          <table:table-cell table:formula="of:=AVERAGE([.G2:.G7])" office:value-type="string" office:string-value="" calcext:value-type="error">
            <text:p>#DIV/0!</text:p>
          </table:table-cell>
          <table:table-cell table:formula="of:=AVERAGE([.H2:.H7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string" office:string-value="" calcext:value-type="error">
            <text:p>#DIV/0!</text:p>
          </table:table-cell>
          <table:table-cell table:formula="of:=AVERAGE([.D14:.D19])" office:value-type="string" office:string-value="" calcext:value-type="error">
            <text:p>#DIV/0!</text:p>
          </table:table-cell>
          <table:table-cell table:formula="of:=AVERAGE([.E14:.E19])" office:value-type="string" office:string-value="" calcext:value-type="error">
            <text:p>#DIV/0!</text:p>
          </table:table-cell>
          <table:table-cell table:formula="of:=AVERAGE([.F14:.F19])" office:value-type="string" office:string-value="" calcext:value-type="error">
            <text:p>#DIV/0!</text:p>
          </table:table-cell>
          <table:table-cell table:formula="of:=AVERAGE([.G14:.G19])" office:value-type="string" office:string-value="" calcext:value-type="error">
            <text:p>#DIV/0!</text:p>
          </table:table-cell>
          <table:table-cell table:formula="of:=AVERAGE([.H14:.H19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string" office:string-value="" calcext:value-type="error">
            <text:p>#DIV/0!</text:p>
          </table:table-cell>
          <table:table-cell table:formula="of:=AVERAGE([.D20:.D25])" office:value-type="string" office:string-value="" calcext:value-type="error">
            <text:p>#DIV/0!</text:p>
          </table:table-cell>
          <table:table-cell table:formula="of:=AVERAGE([.E20:.E25])" office:value-type="string" office:string-value="" calcext:value-type="error">
            <text:p>#DIV/0!</text:p>
          </table:table-cell>
          <table:table-cell table:formula="of:=AVERAGE([.F20:.F25])" office:value-type="string" office:string-value="" calcext:value-type="error">
            <text:p>#DIV/0!</text:p>
          </table:table-cell>
          <table:table-cell table:formula="of:=AVERAGE([.G20:.G25])" office:value-type="string" office:string-value="" calcext:value-type="error">
            <text:p>#DIV/0!</text:p>
          </table:table-cell>
          <table:table-cell table:formula="of:=AVERAGE([.H20:.H25])" office:value-type="string" office:string-value="" calcext:value-type="error">
            <text:p>#DIV/0!</text:p>
          </table:table-cell>
        </table:table-row>
      </table:table>
      <table:table table:name="1-unet_based (otsu)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6" table:default-cell-style-name="Default"/>
        <table:table-row table:style-name="ro1"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Displasia type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f1/dice</text:p>
          </table:table-cell>
          <table:table-cell table:style-name="ce4" office:value-type="string" calcext:value-type="string">
            <text:p>jaccard</text:p>
          </table:table-cell>
          <table:table-cell table:style-name="ce4" office:value-type="string" calcext:value-type="string">
            <text:p>sensitivity/recall</text:p>
          </table:table-cell>
          <table:table-cell table:style-name="ce4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919669015066964" calcext:value-type="float">
            <text:p>0,919669015066964</text:p>
          </table:table-cell>
          <table:table-cell office:value-type="float" office:value="0.944735949043256" calcext:value-type="float">
            <text:p>0,944735949043256</text:p>
          </table:table-cell>
          <table:table-cell office:value-type="float" office:value="0.887085901976885" calcext:value-type="float">
            <text:p>0,887085901976885</text:p>
          </table:table-cell>
          <table:table-cell office:value-type="float" office:value="0.797083893134815" calcext:value-type="float">
            <text:p>0,797083893134815</text:p>
          </table:table-cell>
          <table:table-cell office:value-type="float" office:value="0.836067088666081" calcext:value-type="float">
            <text:p>0,836067088666081</text:p>
          </table:table-cell>
          <table:table-cell office:value-type="float" office:value="0.970350970561049" calcext:value-type="float">
            <text:p>0,970350970561049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862374441964286" calcext:value-type="float">
            <text:p>0,862374441964286</text:p>
          </table:table-cell>
          <table:table-cell office:value-type="float" office:value="0.897429815860968" calcext:value-type="float">
            <text:p>0,897429815860968</text:p>
          </table:table-cell>
          <table:table-cell office:value-type="float" office:value="0.8406075172177" calcext:value-type="float">
            <text:p>0,8406075172177</text:p>
          </table:table-cell>
          <table:table-cell office:value-type="float" office:value="0.725041372702726" calcext:value-type="float">
            <text:p>0,725041372702726</text:p>
          </table:table-cell>
          <table:table-cell office:value-type="float" office:value="0.790552347667528" calcext:value-type="float">
            <text:p>0,790552347667528</text:p>
          </table:table-cell>
          <table:table-cell office:value-type="float" office:value="0.923323662153449" calcext:value-type="float">
            <text:p>0,923323662153449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920994349888393" calcext:value-type="float">
            <text:p>0,920994349888393</text:p>
          </table:table-cell>
          <table:table-cell office:value-type="float" office:value="0.930065163453936" calcext:value-type="float">
            <text:p>0,930065163453936</text:p>
          </table:table-cell>
          <table:table-cell office:value-type="float" office:value="0.882758620689655" calcext:value-type="float">
            <text:p>0,882758620689655</text:p>
          </table:table-cell>
          <table:table-cell office:value-type="float" office:value="0.790123456790123" calcext:value-type="float">
            <text:p>0,790123456790123</text:p>
          </table:table-cell>
          <table:table-cell office:value-type="float" office:value="0.840031520882585" calcext:value-type="float">
            <text:p>0,840031520882585</text:p>
          </table:table-cell>
          <table:table-cell office:value-type="float" office:value="0.965375269978402" calcext:value-type="float">
            <text:p>0,965375269978402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888663155691964" calcext:value-type="float">
            <text:p>0,888663155691964</text:p>
          </table:table-cell>
          <table:table-cell office:value-type="float" office:value="0.922145997391178" calcext:value-type="float">
            <text:p>0,922145997391178</text:p>
          </table:table-cell>
          <table:table-cell office:value-type="float" office:value="0.856719666962152" calcext:value-type="float">
            <text:p>0,856719666962152</text:p>
          </table:table-cell>
          <table:table-cell office:value-type="float" office:value="0.749352229899497" calcext:value-type="float">
            <text:p>0,749352229899497</text:p>
          </table:table-cell>
          <table:table-cell office:value-type="float" office:value="0.799962280756899" calcext:value-type="float">
            <text:p>0,799962280756899</text:p>
          </table:table-cell>
          <table:table-cell office:value-type="float" office:value="0.951871817462332" calcext:value-type="float">
            <text:p>0,951871817462332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852573939732143" calcext:value-type="float">
            <text:p>0,852573939732143</text:p>
          </table:table-cell>
          <table:table-cell office:value-type="float" office:value="0.870633558225877" calcext:value-type="float">
            <text:p>0,870633558225877</text:p>
          </table:table-cell>
          <table:table-cell office:value-type="float" office:value="0.837644754277813" calcext:value-type="float">
            <text:p>0,837644754277813</text:p>
          </table:table-cell>
          <table:table-cell office:value-type="float" office:value="0.720644361833953" calcext:value-type="float">
            <text:p>0,720644361833953</text:p>
          </table:table-cell>
          <table:table-cell office:value-type="float" office:value="0.807064614018207" calcext:value-type="float">
            <text:p>0,807064614018207</text:p>
          </table:table-cell>
          <table:table-cell office:value-type="float" office:value="0.893130400369369" calcext:value-type="float">
            <text:p>0,893130400369369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802760532924107" calcext:value-type="float">
            <text:p>0,802760532924107</text:p>
          </table:table-cell>
          <table:table-cell office:value-type="float" office:value="0.93764453029355" calcext:value-type="float">
            <text:p>0,93764453029355</text:p>
          </table:table-cell>
          <table:table-cell office:value-type="float" office:value="0.752913676530021" calcext:value-type="float">
            <text:p>0,752913676530021</text:p>
          </table:table-cell>
          <table:table-cell office:value-type="float" office:value="0.603738219528431" calcext:value-type="float">
            <text:p>0,603738219528431</text:p>
          </table:table-cell>
          <table:table-cell office:value-type="float" office:value="0.628992225426142" calcext:value-type="float">
            <text:p>0,628992225426142</text:p>
          </table:table-cell>
          <table:table-cell office:value-type="float" office:value="0.961732393895883" calcext:value-type="float">
            <text:p>0,961732393895883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933401925223214" calcext:value-type="float">
            <text:p>0,933401925223214</text:p>
          </table:table-cell>
          <table:table-cell office:value-type="float" office:value="0.810907800299708" calcext:value-type="float">
            <text:p>0,810907800299708</text:p>
          </table:table-cell>
          <table:table-cell office:value-type="float" office:value="0.84336805840374" calcext:value-type="float">
            <text:p>0,84336805840374</text:p>
          </table:table-cell>
          <table:table-cell office:value-type="float" office:value="0.729158540477288" calcext:value-type="float">
            <text:p>0,729158540477288</text:p>
          </table:table-cell>
          <table:table-cell office:value-type="float" office:value="0.87853541826882" calcext:value-type="float">
            <text:p>0,87853541826882</text:p>
          </table:table-cell>
          <table:table-cell office:value-type="float" office:value="0.947470476107009" calcext:value-type="float">
            <text:p>0,947470476107009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843096051897321" calcext:value-type="float">
            <text:p>0,843096051897321</text:p>
          </table:table-cell>
          <table:table-cell office:value-type="float" office:value="0.94576893755631" calcext:value-type="float">
            <text:p>0,94576893755631</text:p>
          </table:table-cell>
          <table:table-cell office:value-type="float" office:value="0.752070100990617" calcext:value-type="float">
            <text:p>0,752070100990617</text:p>
          </table:table-cell>
          <table:table-cell office:value-type="float" office:value="0.602654124712948" calcext:value-type="float">
            <text:p>0,602654124712948</text:p>
          </table:table-cell>
          <table:table-cell office:value-type="float" office:value="0.624225236145736" calcext:value-type="float">
            <text:p>0,624225236145736</text:p>
          </table:table-cell>
          <table:table-cell office:value-type="float" office:value="0.977946875220179" calcext:value-type="float">
            <text:p>0,977946875220179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847691127232143" calcext:value-type="float">
            <text:p>0,847691127232143</text:p>
          </table:table-cell>
          <table:table-cell office:value-type="float" office:value="0.947467405393041" calcext:value-type="float">
            <text:p>0,947467405393041</text:p>
          </table:table-cell>
          <table:table-cell office:value-type="float" office:value="0.810188203590212" calcext:value-type="float">
            <text:p>0,810188203590212</text:p>
          </table:table-cell>
          <table:table-cell office:value-type="float" office:value="0.680938116460875" calcext:value-type="float">
            <text:p>0,680938116460875</text:p>
          </table:table-cell>
          <table:table-cell office:value-type="float" office:value="0.707655511474725" calcext:value-type="float">
            <text:p>0,707655511474725</text:p>
          </table:table-cell>
          <table:table-cell office:value-type="float" office:value="0.966665053945522" calcext:value-type="float">
            <text:p>0,966665053945522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904558454241071" calcext:value-type="float">
            <text:p>0,904558454241071</text:p>
          </table:table-cell>
          <table:table-cell office:value-type="float" office:value="0.881223090210638" calcext:value-type="float">
            <text:p>0,881223090210638</text:p>
          </table:table-cell>
          <table:table-cell office:value-type="float" office:value="0.861977656167251" calcext:value-type="float">
            <text:p>0,861977656167251</text:p>
          </table:table-cell>
          <table:table-cell office:value-type="float" office:value="0.757434738288348" calcext:value-type="float">
            <text:p>0,757434738288348</text:p>
          </table:table-cell>
          <table:table-cell office:value-type="float" office:value="0.843554875490511" calcext:value-type="float">
            <text:p>0,843554875490511</text:p>
          </table:table-cell>
          <table:table-cell office:value-type="float" office:value="0.937885100244037" calcext:value-type="float">
            <text:p>0,937885100244037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945870535714286" calcext:value-type="float">
            <text:p>0,945870535714286</text:p>
          </table:table-cell>
          <table:table-cell office:value-type="float" office:value="0.902275099144229" calcext:value-type="float">
            <text:p>0,902275099144229</text:p>
          </table:table-cell>
          <table:table-cell office:value-type="float" office:value="0.874423497046686" calcext:value-type="float">
            <text:p>0,874423497046686</text:p>
          </table:table-cell>
          <table:table-cell office:value-type="float" office:value="0.776867227374021" calcext:value-type="float">
            <text:p>0,776867227374021</text:p>
          </table:table-cell>
          <table:table-cell office:value-type="float" office:value="0.848239864997449" calcext:value-type="float">
            <text:p>0,848239864997449</text:p>
          </table:table-cell>
          <table:table-cell office:value-type="float" office:value="0.97375766475725" calcext:value-type="float">
            <text:p>0,97375766475725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901724679129464" calcext:value-type="float">
            <text:p>0,901724679129464</text:p>
          </table:table-cell>
          <table:table-cell office:value-type="float" office:value="0.917495807713807" calcext:value-type="float">
            <text:p>0,917495807713807</text:p>
          </table:table-cell>
          <table:table-cell office:value-type="float" office:value="0.853484472291913" calcext:value-type="float">
            <text:p>0,853484472291913</text:p>
          </table:table-cell>
          <table:table-cell office:value-type="float" office:value="0.744415973151319" calcext:value-type="float">
            <text:p>0,744415973151319</text:p>
          </table:table-cell>
          <table:table-cell office:value-type="float" office:value="0.797822441490267" calcext:value-type="float">
            <text:p>0,797822441490267</text:p>
          </table:table-cell>
          <table:table-cell office:value-type="float" office:value="0.959859126201711" calcext:value-type="float">
            <text:p>0,959859126201711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901933942522321" calcext:value-type="float">
            <text:p>0,901933942522321</text:p>
          </table:table-cell>
          <table:table-cell office:value-type="float" office:value="0.781248133771275" calcext:value-type="float">
            <text:p>0,781248133771275</text:p>
          </table:table-cell>
          <table:table-cell office:value-type="float" office:value="0.823090837593394" calcext:value-type="float">
            <text:p>0,823090837593394</text:p>
          </table:table-cell>
          <table:table-cell office:value-type="float" office:value="0.699366496484991" calcext:value-type="float">
            <text:p>0,699366496484991</text:p>
          </table:table-cell>
          <table:table-cell office:value-type="float" office:value="0.869669270400532" calcext:value-type="float">
            <text:p>0,869669270400532</text:p>
          </table:table-cell>
          <table:table-cell office:value-type="float" office:value="0.913407325981348" calcext:value-type="float">
            <text:p>0,913407325981348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879289899553571" calcext:value-type="float">
            <text:p>0,879289899553571</text:p>
          </table:table-cell>
          <table:table-cell office:value-type="float" office:value="0.799195924380064" calcext:value-type="float">
            <text:p>0,799195924380064</text:p>
          </table:table-cell>
          <table:table-cell office:value-type="float" office:value="0.79000697752025" calcext:value-type="float">
            <text:p>0,79000697752025</text:p>
          </table:table-cell>
          <table:table-cell office:value-type="float" office:value="0.652902093518867" calcext:value-type="float">
            <text:p>0,652902093518867</text:p>
          </table:table-cell>
          <table:table-cell office:value-type="float" office:value="0.781026932997421" calcext:value-type="float">
            <text:p>0,781026932997421</text:p>
          </table:table-cell>
          <table:table-cell office:value-type="float" office:value="0.9195658053254" calcext:value-type="float">
            <text:p>0,9195658053254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905970982142857" calcext:value-type="float">
            <text:p>0,905970982142857</text:p>
          </table:table-cell>
          <table:table-cell office:value-type="float" office:value="0.752468286718631" calcext:value-type="float">
            <text:p>0,752468286718631</text:p>
          </table:table-cell>
          <table:table-cell office:value-type="float" office:value="0.820320570495518" calcext:value-type="float">
            <text:p>0,820320570495518</text:p>
          </table:table-cell>
          <table:table-cell office:value-type="float" office:value="0.695375836840767" calcext:value-type="float">
            <text:p>0,695375836840767</text:p>
          </table:table-cell>
          <table:table-cell office:value-type="float" office:value="0.901622532322455" calcext:value-type="float">
            <text:p>0,901622532322455</text:p>
          </table:table-cell>
          <table:table-cell office:value-type="float" office:value="0.907329633232248" calcext:value-type="float">
            <text:p>0,907329633232248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892569405691964" calcext:value-type="float">
            <text:p>0,892569405691964</text:p>
          </table:table-cell>
          <table:table-cell office:value-type="float" office:value="0.961601241604453" calcext:value-type="float">
            <text:p>0,961601241604453</text:p>
          </table:table-cell>
          <table:table-cell office:value-type="float" office:value="0.853657667502049" calcext:value-type="float">
            <text:p>0,853657667502049</text:p>
          </table:table-cell>
          <table:table-cell office:value-type="float" office:value="0.74467952835858" calcext:value-type="float">
            <text:p>0,74467952835858</text:p>
          </table:table-cell>
          <table:table-cell office:value-type="float" office:value="0.767502456110375" calcext:value-type="float">
            <text:p>0,767502456110375</text:p>
          </table:table-cell>
          <table:table-cell office:value-type="float" office:value="0.978855391506793" calcext:value-type="float">
            <text:p>0,978855391506793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846775599888393" calcext:value-type="float">
            <text:p>0,846775599888393</text:p>
          </table:table-cell>
          <table:table-cell office:value-type="float" office:value="0.91667473144295" calcext:value-type="float">
            <text:p>0,91667473144295</text:p>
          </table:table-cell>
          <table:table-cell office:value-type="float" office:value="0.811749456341257" calcext:value-type="float">
            <text:p>0,811749456341257</text:p>
          </table:table-cell>
          <table:table-cell office:value-type="float" office:value="0.683146715710139" calcext:value-type="float">
            <text:p>0,683146715710139</text:p>
          </table:table-cell>
          <table:table-cell office:value-type="float" office:value="0.728377261279966" calcext:value-type="float">
            <text:p>0,728377261279966</text:p>
          </table:table-cell>
          <table:table-cell office:value-type="float" office:value="0.945046353177706" calcext:value-type="float">
            <text:p>0,945046353177706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832842145647321" calcext:value-type="float">
            <text:p>0,832842145647321</text:p>
          </table:table-cell>
          <table:table-cell office:value-type="float" office:value="0.91214777588092" calcext:value-type="float">
            <text:p>0,91214777588092</text:p>
          </table:table-cell>
          <table:table-cell office:value-type="float" office:value="0.832240958373076" calcext:value-type="float">
            <text:p>0,832240958373076</text:p>
          </table:table-cell>
          <table:table-cell office:value-type="float" office:value="0.712682093399676" calcext:value-type="float">
            <text:p>0,712682093399676</text:p>
          </table:table-cell>
          <table:table-cell office:value-type="float" office:value="0.765206616889804" calcext:value-type="float">
            <text:p>0,765206616889804</text:p>
          </table:table-cell>
          <table:table-cell office:value-type="float" office:value="0.912834957369062" calcext:value-type="float">
            <text:p>0,912834957369062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855939592633929" calcext:value-type="float">
            <text:p>0,855939592633929</text:p>
          </table:table-cell>
          <table:table-cell office:value-type="float" office:value="0.692182063480793" calcext:value-type="float">
            <text:p>0,692182063480793</text:p>
          </table:table-cell>
          <table:table-cell office:value-type="float" office:value="0.702381381273192" calcext:value-type="float">
            <text:p>0,702381381273192</text:p>
          </table:table-cell>
          <table:table-cell office:value-type="float" office:value="0.541284913099006" calcext:value-type="float">
            <text:p>0,541284913099006</text:p>
          </table:table-cell>
          <table:table-cell office:value-type="float" office:value="0.712885768611964" calcext:value-type="float">
            <text:p>0,712885768611964</text:p>
          </table:table-cell>
          <table:table-cell office:value-type="float" office:value="0.900732768490955" calcext:value-type="float">
            <text:p>0,900732768490955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906424386160714" calcext:value-type="float">
            <text:p>0,906424386160714</text:p>
          </table:table-cell>
          <table:table-cell office:value-type="float" office:value="0.887377020884874" calcext:value-type="float">
            <text:p>0,887377020884874</text:p>
          </table:table-cell>
          <table:table-cell office:value-type="float" office:value="0.851821169193384" calcext:value-type="float">
            <text:p>0,851821169193384</text:p>
          </table:table-cell>
          <table:table-cell office:value-type="float" office:value="0.741888934317805" calcext:value-type="float">
            <text:p>0,741888934317805</text:p>
          </table:table-cell>
          <table:table-cell office:value-type="float" office:value="0.819004885301614" calcext:value-type="float">
            <text:p>0,819004885301614</text:p>
          </table:table-cell>
          <table:table-cell office:value-type="float" office:value="0.949171686746988" calcext:value-type="float">
            <text:p>0,949171686746988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853201729910714" calcext:value-type="float">
            <text:p>0,853201729910714</text:p>
          </table:table-cell>
          <table:table-cell office:value-type="float" office:value="0.739924390737865" calcext:value-type="float">
            <text:p>0,739924390737865</text:p>
          </table:table-cell>
          <table:table-cell office:value-type="float" office:value="0.72253535053891" calcext:value-type="float">
            <text:p>0,72253535053891</text:p>
          </table:table-cell>
          <table:table-cell office:value-type="float" office:value="0.565601052713058" calcext:value-type="float">
            <text:p>0,565601052713058</text:p>
          </table:table-cell>
          <table:table-cell office:value-type="float" office:value="0.705944866675254" calcext:value-type="float">
            <text:p>0,705944866675254</text:p>
          </table:table-cell>
          <table:table-cell office:value-type="float" office:value="0.90787459945478" calcext:value-type="float">
            <text:p>0,90787459945478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77171107700893" calcext:value-type="float">
            <text:p>0,877171107700893</text:p>
          </table:table-cell>
          <table:table-cell office:value-type="float" office:value="0.722267522246251" calcext:value-type="float">
            <text:p>0,722267522246251</text:p>
          </table:table-cell>
          <table:table-cell office:value-type="float" office:value="0.743092663177284" calcext:value-type="float">
            <text:p>0,743092663177284</text:p>
          </table:table-cell>
          <table:table-cell office:value-type="float" office:value="0.591207196749855" calcext:value-type="float">
            <text:p>0,591207196749855</text:p>
          </table:table-cell>
          <table:table-cell office:value-type="float" office:value="0.765154360399609" calcext:value-type="float">
            <text:p>0,765154360399609</text:p>
          </table:table-cell>
          <table:table-cell office:value-type="float" office:value="0.911039949126752" calcext:value-type="float">
            <text:p>0,911039949126752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903267996651786" calcext:value-type="float">
            <text:p>0,903267996651786</text:p>
          </table:table-cell>
          <table:table-cell office:value-type="float" office:value="0.699419436933354" calcext:value-type="float">
            <text:p>0,699419436933354</text:p>
          </table:table-cell>
          <table:table-cell office:value-type="float" office:value="0.76024377593361" calcext:value-type="float">
            <text:p>0,76024377593361</text:p>
          </table:table-cell>
          <table:table-cell office:value-type="float" office:value="0.61322037443782" calcext:value-type="float">
            <text:p>0,61322037443782</text:p>
          </table:table-cell>
          <table:table-cell office:value-type="float" office:value="0.83265480022723" calcext:value-type="float">
            <text:p>0,83265480022723</text:p>
          </table:table-cell>
          <table:table-cell office:value-type="float" office:value="0.919210380060707" calcext:value-type="float">
            <text:p>0,919210380060707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93092564174107" calcext:value-type="float">
            <text:p>0,893092564174107</text:p>
          </table:table-cell>
          <table:table-cell office:value-type="float" office:value="0.692436974789916" calcext:value-type="float">
            <text:p>0,692436974789916</text:p>
          </table:table-cell>
          <table:table-cell office:value-type="float" office:value="0.767064992305792" calcext:value-type="float">
            <text:p>0,767064992305792</text:p>
          </table:table-cell>
          <table:table-cell office:value-type="float" office:value="0.622145520663195" calcext:value-type="float">
            <text:p>0,622145520663195</text:p>
          </table:table-cell>
          <table:table-cell office:value-type="float" office:value="0.85972234051614" calcext:value-type="float">
            <text:p>0,85972234051614</text:p>
          </table:table-cell>
          <table:table-cell office:value-type="float" office:value="0.901684099730281" calcext:value-type="float">
            <text:p>0,90168409973028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6" table:formula="of:=AVERAGE([.C2:.C25])" office:value-type="float" office:value="0.88216073172433" calcext:value-type="float">
            <text:p>0,88216073172433</text:p>
          </table:table-cell>
          <table:table-cell table:style-name="ce6" table:formula="of:=AVERAGE([.D2:.D25])" office:value-type="float" office:value="0.85269736072741" calcext:value-type="float">
            <text:p>0,85269736072741</text:p>
          </table:table-cell>
          <table:table-cell table:style-name="ce6" table:formula="of:=AVERAGE([.E2:.E25])" office:value-type="float" office:value="0.813810330266348" calcext:value-type="float">
            <text:p>0,813810330266348</text:p>
          </table:table-cell>
          <table:table-cell table:style-name="ce6" table:formula="of:=AVERAGE([.F2:.F25])" office:value-type="float" office:value="0.689206375443671" calcext:value-type="float">
            <text:p>0,689206375443671</text:p>
          </table:table-cell>
          <table:table-cell table:style-name="ce6" table:formula="of:=AVERAGE([.G2:.G25])" office:value-type="float" office:value="0.787978146542388" calcext:value-type="float">
            <text:p>0,787978146542388</text:p>
          </table:table-cell>
          <table:table-cell table:style-name="ce6" table:formula="of:=AVERAGE([.H2:.H25])" office:value-type="float" office:value="0.937338406712467" calcext:value-type="float">
            <text:p>0,937338406712467</text:p>
          </table:table-cell>
        </table:table-row>
        <table:table-row table:style-name="ro1">
          <table:table-cell table:style-name="Default" table:number-columns-repeated="2"/>
          <table:table-cell table:style-name="ce7" office:value-type="string" calcext:value-type="string">
            <text:p>(tp + tn) / (tp + tn + fp + fn)</text:p>
          </table:table-cell>
          <table:table-cell table:style-name="ce7" office:value-type="string" calcext:value-type="string">
            <text:p>tp / (tp + fp)</text:p>
          </table:table-cell>
          <table:table-cell table:style-name="ce7" office:value-type="string" calcext:value-type="string">
            <text:p>(2*tp)/(2*tp + fp + fn)</text:p>
          </table:table-cell>
          <table:table-cell table:style-name="ce7" office:value-type="string" calcext:value-type="string">
            <text:p>tp / (tp + fp + fn)</text:p>
          </table:table-cell>
          <table:table-cell table:style-name="ce7" office:value-type="string" calcext:value-type="string">
            <text:p>tp/(tp + fn)</text:p>
          </table:table-cell>
          <table:table-cell table:style-name="ce7" office:value-type="string" calcext:value-type="string">
            <text:p>tn/(tn + fp)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89605712890625" calcext:value-type="float">
            <text:p>0,89605712890625</text:p>
          </table:table-cell>
          <table:table-cell table:formula="of:=AVERAGE([.D8:.D13])" office:value-type="float" office:value="0.900856356719622" calcext:value-type="float">
            <text:p>0,900856356719622</text:p>
          </table:table-cell>
          <table:table-cell table:formula="of:=AVERAGE([.E8:.E13])" office:value-type="float" office:value="0.83258533141507" calcext:value-type="float">
            <text:p>0,83258533141507</text:p>
          </table:table-cell>
          <table:table-cell table:formula="of:=AVERAGE([.F8:.F13])" office:value-type="float" office:value="0.715244786744133" calcext:value-type="float">
            <text:p>0,715244786744133</text:p>
          </table:table-cell>
          <table:table-cell table:formula="of:=AVERAGE([.G8:.G13])" office:value-type="float" office:value="0.783338891311251" calcext:value-type="float">
            <text:p>0,783338891311251</text:p>
          </table:table-cell>
          <table:table-cell table:formula="of:=AVERAGE([.H8:.H13])" office:value-type="float" office:value="0.960597382745951" calcext:value-type="float">
            <text:p>0,960597382745951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874505905877976" calcext:value-type="float">
            <text:p>0,874505905877976</text:p>
          </table:table-cell>
          <table:table-cell table:formula="of:=AVERAGE([.D2:.D7])" office:value-type="float" office:value="0.917109169044794" calcext:value-type="float">
            <text:p>0,917109169044794</text:p>
          </table:table-cell>
          <table:table-cell table:formula="of:=AVERAGE([.E2:.E7])" office:value-type="float" office:value="0.842955022942371" calcext:value-type="float">
            <text:p>0,842955022942371</text:p>
          </table:table-cell>
          <table:table-cell table:formula="of:=AVERAGE([.F2:.F7])" office:value-type="float" office:value="0.730997255648257" calcext:value-type="float">
            <text:p>0,730997255648257</text:p>
          </table:table-cell>
          <table:table-cell table:formula="of:=AVERAGE([.G2:.G7])" office:value-type="float" office:value="0.78377834623624" calcext:value-type="float">
            <text:p>0,78377834623624</text:p>
          </table:table-cell>
          <table:table-cell table:formula="of:=AVERAGE([.H2:.H7])" office:value-type="float" office:value="0.944297419070081" calcext:value-type="float">
            <text:p>0,944297419070081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876563662574405" calcext:value-type="float">
            <text:p>0,876563662574405</text:p>
          </table:table-cell>
          <table:table-cell table:formula="of:=AVERAGE([.D14:.D19])" office:value-type="float" office:value="0.853889348966382" calcext:value-type="float">
            <text:p>0,853889348966382</text:p>
          </table:table-cell>
          <table:table-cell table:formula="of:=AVERAGE([.E14:.E19])" office:value-type="float" office:value="0.821844411304257" calcext:value-type="float">
            <text:p>0,821844411304257</text:p>
          </table:table-cell>
          <table:table-cell table:formula="of:=AVERAGE([.F14:.F19])" office:value-type="float" office:value="0.698025460718837" calcext:value-type="float">
            <text:p>0,698025460718837</text:p>
          </table:table-cell>
          <table:table-cell table:formula="of:=AVERAGE([.G14:.G19])" office:value-type="float" office:value="0.802234178333426" calcext:value-type="float">
            <text:p>0,802234178333426</text:p>
          </table:table-cell>
          <table:table-cell table:formula="of:=AVERAGE([.H14:.H19])" office:value-type="float" office:value="0.929506577765426" calcext:value-type="float">
            <text:p>0,929506577765426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881516229538691" calcext:value-type="float">
            <text:p>0,881516229538691</text:p>
          </table:table-cell>
          <table:table-cell table:formula="of:=AVERAGE([.D20:.D25])" office:value-type="float" office:value="0.738934568178842" calcext:value-type="float">
            <text:p>0,738934568178842</text:p>
          </table:table-cell>
          <table:table-cell table:formula="of:=AVERAGE([.E20:.E25])" office:value-type="float" office:value="0.757856555403695" calcext:value-type="float">
            <text:p>0,757856555403695</text:p>
          </table:table-cell>
          <table:table-cell table:formula="of:=AVERAGE([.F20:.F25])" office:value-type="float" office:value="0.612557998663456" calcext:value-type="float">
            <text:p>0,612557998663456</text:p>
          </table:table-cell>
          <table:table-cell table:formula="of:=AVERAGE([.G20:.G25])" office:value-type="float" office:value="0.782561170288635" calcext:value-type="float">
            <text:p>0,782561170288635</text:p>
          </table:table-cell>
          <table:table-cell table:formula="of:=AVERAGE([.H20:.H25])" office:value-type="float" office:value="0.91495224726841" calcext:value-type="float">
            <text:p>0,91495224726841</text:p>
          </table:table-cell>
        </table:table-row>
      </table:table>
      <table:table table:name="1-unet_based (basic)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6" table:default-cell-style-name="Default"/>
        <table:table-row table:style-name="ro1"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Displasia type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f1/dice</text:p>
          </table:table-cell>
          <table:table-cell table:style-name="ce4" office:value-type="string" calcext:value-type="string">
            <text:p>jaccard</text:p>
          </table:table-cell>
          <table:table-cell table:style-name="ce4" office:value-type="string" calcext:value-type="string">
            <text:p>sensitivity/recall</text:p>
          </table:table-cell>
          <table:table-cell table:style-name="ce4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6" table:formula="of:=AVERAGE([.C2:.C25])" office:value-type="string" office:string-value="" calcext:value-type="error">
            <text:p>#DIV/0!</text:p>
          </table:table-cell>
          <table:table-cell table:style-name="ce6" table:formula="of:=AVERAGE([.D2:.D25])" office:value-type="string" office:string-value="" calcext:value-type="error">
            <text:p>#DIV/0!</text:p>
          </table:table-cell>
          <table:table-cell table:style-name="ce6" table:formula="of:=AVERAGE([.E2:.E25])" office:value-type="string" office:string-value="" calcext:value-type="error">
            <text:p>#DIV/0!</text:p>
          </table:table-cell>
          <table:table-cell table:style-name="ce6" table:formula="of:=AVERAGE([.F2:.F25])" office:value-type="string" office:string-value="" calcext:value-type="error">
            <text:p>#DIV/0!</text:p>
          </table:table-cell>
          <table:table-cell table:style-name="ce6" table:formula="of:=AVERAGE([.G2:.G25])" office:value-type="string" office:string-value="" calcext:value-type="error">
            <text:p>#DIV/0!</text:p>
          </table:table-cell>
          <table:table-cell table:style-name="ce6" table:formula="of:=AVERAGE([.H2:.H25])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string" office:string-value="" calcext:value-type="error">
            <text:p>#DIV/0!</text:p>
          </table:table-cell>
          <table:table-cell table:formula="of:=AVERAGE([.D8:.D13])" office:value-type="string" office:string-value="" calcext:value-type="error">
            <text:p>#DIV/0!</text:p>
          </table:table-cell>
          <table:table-cell table:formula="of:=AVERAGE([.E8:.E13])" office:value-type="string" office:string-value="" calcext:value-type="error">
            <text:p>#DIV/0!</text:p>
          </table:table-cell>
          <table:table-cell table:formula="of:=AVERAGE([.F8:.F13])" office:value-type="string" office:string-value="" calcext:value-type="error">
            <text:p>#DIV/0!</text:p>
          </table:table-cell>
          <table:table-cell table:formula="of:=AVERAGE([.G8:.G13])" office:value-type="string" office:string-value="" calcext:value-type="error">
            <text:p>#DIV/0!</text:p>
          </table:table-cell>
          <table:table-cell table:formula="of:=AVERAGE([.H8:.H13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string" office:string-value="" calcext:value-type="error">
            <text:p>#DIV/0!</text:p>
          </table:table-cell>
          <table:table-cell table:formula="of:=AVERAGE([.D2:.D7])" office:value-type="string" office:string-value="" calcext:value-type="error">
            <text:p>#DIV/0!</text:p>
          </table:table-cell>
          <table:table-cell table:formula="of:=AVERAGE([.E2:.E7])" office:value-type="string" office:string-value="" calcext:value-type="error">
            <text:p>#DIV/0!</text:p>
          </table:table-cell>
          <table:table-cell table:formula="of:=AVERAGE([.F2:.F7])" office:value-type="string" office:string-value="" calcext:value-type="error">
            <text:p>#DIV/0!</text:p>
          </table:table-cell>
          <table:table-cell table:formula="of:=AVERAGE([.G2:.G7])" office:value-type="string" office:string-value="" calcext:value-type="error">
            <text:p>#DIV/0!</text:p>
          </table:table-cell>
          <table:table-cell table:formula="of:=AVERAGE([.H2:.H7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string" office:string-value="" calcext:value-type="error">
            <text:p>#DIV/0!</text:p>
          </table:table-cell>
          <table:table-cell table:formula="of:=AVERAGE([.D14:.D19])" office:value-type="string" office:string-value="" calcext:value-type="error">
            <text:p>#DIV/0!</text:p>
          </table:table-cell>
          <table:table-cell table:formula="of:=AVERAGE([.E14:.E19])" office:value-type="string" office:string-value="" calcext:value-type="error">
            <text:p>#DIV/0!</text:p>
          </table:table-cell>
          <table:table-cell table:formula="of:=AVERAGE([.F14:.F19])" office:value-type="string" office:string-value="" calcext:value-type="error">
            <text:p>#DIV/0!</text:p>
          </table:table-cell>
          <table:table-cell table:formula="of:=AVERAGE([.G14:.G19])" office:value-type="string" office:string-value="" calcext:value-type="error">
            <text:p>#DIV/0!</text:p>
          </table:table-cell>
          <table:table-cell table:formula="of:=AVERAGE([.H14:.H19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string" office:string-value="" calcext:value-type="error">
            <text:p>#DIV/0!</text:p>
          </table:table-cell>
          <table:table-cell table:formula="of:=AVERAGE([.D20:.D25])" office:value-type="string" office:string-value="" calcext:value-type="error">
            <text:p>#DIV/0!</text:p>
          </table:table-cell>
          <table:table-cell table:formula="of:=AVERAGE([.E20:.E25])" office:value-type="string" office:string-value="" calcext:value-type="error">
            <text:p>#DIV/0!</text:p>
          </table:table-cell>
          <table:table-cell table:formula="of:=AVERAGE([.F20:.F25])" office:value-type="string" office:string-value="" calcext:value-type="error">
            <text:p>#DIV/0!</text:p>
          </table:table-cell>
          <table:table-cell table:formula="of:=AVERAGE([.G20:.G25])" office:value-type="string" office:string-value="" calcext:value-type="error">
            <text:p>#DIV/0!</text:p>
          </table:table-cell>
          <table:table-cell table:formula="of:=AVERAGE([.H20:.H25])" office:value-type="string" office:string-value="" calcext:value-type="error">
            <text:p>#DIV/0!</text:p>
          </table:table-cell>
        </table:table-row>
      </table:table>
      <table:table table:name="2-de_oliveira_et_al_(2013)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6" table:default-cell-style-name="Default"/>
        <table:table-row table:style-name="ro1"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Displasia type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f1/dice</text:p>
          </table:table-cell>
          <table:table-cell table:style-name="ce4" office:value-type="string" calcext:value-type="string">
            <text:p>jaccard</text:p>
          </table:table-cell>
          <table:table-cell table:style-name="ce4" office:value-type="string" calcext:value-type="string">
            <text:p>sensitivity/recall</text:p>
          </table:table-cell>
          <table:table-cell table:style-name="ce4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709420340401786" calcext:value-type="float">
            <text:p>0,709420340401786</text:p>
          </table:table-cell>
          <table:table-cell office:value-type="float" office:value="0.718632013346211" calcext:value-type="float">
            <text:p>0,718632013346211</text:p>
          </table:table-cell>
          <table:table-cell office:value-type="float" office:value="0.495549769920078" calcext:value-type="float">
            <text:p>0,495549769920078</text:p>
          </table:table-cell>
          <table:table-cell office:value-type="float" office:value="0.329389274574907" calcext:value-type="float">
            <text:p>0,329389274574907</text:p>
          </table:table-cell>
          <table:table-cell office:value-type="float" office:value="0.378159220071155" calcext:value-type="float">
            <text:p>0,378159220071155</text:p>
          </table:table-cell>
          <table:table-cell office:value-type="float" office:value="0.910240609506736" calcext:value-type="float">
            <text:p>0,910240609506736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725123814174107" calcext:value-type="float">
            <text:p>0,725123814174107</text:p>
          </table:table-cell>
          <table:table-cell office:value-type="float" office:value="0.72635504404295" calcext:value-type="float">
            <text:p>0,72635504404295</text:p>
          </table:table-cell>
          <table:table-cell office:value-type="float" office:value="0.682550071998953" calcext:value-type="float">
            <text:p>0,682550071998953</text:p>
          </table:table-cell>
          <table:table-cell office:value-type="float" office:value="0.518084260731319" calcext:value-type="float">
            <text:p>0,518084260731319</text:p>
          </table:table-cell>
          <table:table-cell office:value-type="float" office:value="0.643728156815074" calcext:value-type="float">
            <text:p>0,643728156815074</text:p>
          </table:table-cell>
          <table:table-cell office:value-type="float" office:value="0.794197292069633" calcext:value-type="float">
            <text:p>0,794197292069633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621015276227679" calcext:value-type="float">
            <text:p>0,621015276227679</text:p>
          </table:table-cell>
          <table:table-cell office:value-type="float" office:value="0.46580327005482" calcext:value-type="float">
            <text:p>0,46580327005482</text:p>
          </table:table-cell>
          <table:table-cell office:value-type="float" office:value="0.472390478387007" calcext:value-type="float">
            <text:p>0,472390478387007</text:p>
          </table:table-cell>
          <table:table-cell office:value-type="float" office:value="0.309235096864422" calcext:value-type="float">
            <text:p>0,309235096864422</text:p>
          </table:table-cell>
          <table:table-cell office:value-type="float" office:value="0.479166666666667" calcext:value-type="float">
            <text:p>0,479166666666667</text:p>
          </table:table-cell>
          <table:table-cell office:value-type="float" office:value="0.698771598272138" calcext:value-type="float">
            <text:p>0,698771598272138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70147705078125" calcext:value-type="float">
            <text:p>0,70147705078125</text:p>
          </table:table-cell>
          <table:table-cell office:value-type="float" office:value="0.724718352109859" calcext:value-type="float">
            <text:p>0,724718352109859</text:p>
          </table:table-cell>
          <table:table-cell office:value-type="float" office:value="0.55949976197522" calcext:value-type="float">
            <text:p>0,55949976197522</text:p>
          </table:table-cell>
          <table:table-cell office:value-type="float" office:value="0.388406573776349" calcext:value-type="float">
            <text:p>0,388406573776349</text:p>
          </table:table-cell>
          <table:table-cell office:value-type="float" office:value="0.455627501519247" calcext:value-type="float">
            <text:p>0,455627501519247</text:p>
          </table:table-cell>
          <table:table-cell office:value-type="float" office:value="0.876670598951722" calcext:value-type="float">
            <text:p>0,876670598951722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745247977120536" calcext:value-type="float">
            <text:p>0,745247977120536</text:p>
          </table:table-cell>
          <table:table-cell office:value-type="float" office:value="0.780727741468599" calcext:value-type="float">
            <text:p>0,780727741468599</text:p>
          </table:table-cell>
          <table:table-cell office:value-type="float" office:value="0.702665296194906" calcext:value-type="float">
            <text:p>0,702665296194906</text:p>
          </table:table-cell>
          <table:table-cell office:value-type="float" office:value="0.541622215249451" calcext:value-type="float">
            <text:p>0,541622215249451</text:p>
          </table:table-cell>
          <table:table-cell office:value-type="float" office:value="0.638794315742728" calcext:value-type="float">
            <text:p>0,638794315742728</text:p>
          </table:table-cell>
          <table:table-cell office:value-type="float" office:value="0.840116087329332" calcext:value-type="float">
            <text:p>0,840116087329332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789315359933036" calcext:value-type="float">
            <text:p>0,789315359933036</text:p>
          </table:table-cell>
          <table:table-cell office:value-type="float" office:value="0.818813880388851" calcext:value-type="float">
            <text:p>0,818813880388851</text:p>
          </table:table-cell>
          <table:table-cell office:value-type="float" office:value="0.765026791010668" calcext:value-type="float">
            <text:p>0,765026791010668</text:p>
          </table:table-cell>
          <table:table-cell office:value-type="float" office:value="0.619468329711172" calcext:value-type="float">
            <text:p>0,619468329711172</text:p>
          </table:table-cell>
          <table:table-cell office:value-type="float" office:value="0.717870569770413" calcext:value-type="float">
            <text:p>0,717870569770413</text:p>
          </table:table-cell>
          <table:table-cell office:value-type="float" office:value="0.854676595318396" calcext:value-type="float">
            <text:p>0,854676595318396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760341099330357" calcext:value-type="float">
            <text:p>0,760341099330357</text:p>
          </table:table-cell>
          <table:table-cell office:value-type="float" office:value="0.410628230964689" calcext:value-type="float">
            <text:p>0,410628230964689</text:p>
          </table:table-cell>
          <table:table-cell office:value-type="float" office:value="0.405476726077176" calcext:value-type="float">
            <text:p>0,405476726077176</text:p>
          </table:table-cell>
          <table:table-cell office:value-type="float" office:value="0.254293388317643" calcext:value-type="float">
            <text:p>0,254293388317643</text:p>
          </table:table-cell>
          <table:table-cell office:value-type="float" office:value="0.400452875331112" calcext:value-type="float">
            <text:p>0,400452875331112</text:p>
          </table:table-cell>
          <table:table-cell office:value-type="float" office:value="0.852621546416599" calcext:value-type="float">
            <text:p>0,852621546416599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809980119977679" calcext:value-type="float">
            <text:p>0,809980119977679</text:p>
          </table:table-cell>
          <table:table-cell office:value-type="float" office:value="0.868422821046973" calcext:value-type="float">
            <text:p>0,868422821046973</text:p>
          </table:table-cell>
          <table:table-cell office:value-type="float" office:value="0.703436075389535" calcext:value-type="float">
            <text:p>0,703436075389535</text:p>
          </table:table-cell>
          <table:table-cell office:value-type="float" office:value="0.542538676294633" calcext:value-type="float">
            <text:p>0,542538676294633</text:p>
          </table:table-cell>
          <table:table-cell office:value-type="float" office:value="0.59113052626764" calcext:value-type="float">
            <text:p>0,59113052626764</text:p>
          </table:table-cell>
          <table:table-cell office:value-type="float" office:value="0.94481786796308" calcext:value-type="float">
            <text:p>0,94481786796308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734017508370536" calcext:value-type="float">
            <text:p>0,734017508370536</text:p>
          </table:table-cell>
          <table:table-cell office:value-type="float" office:value="0.877862595419847" calcext:value-type="float">
            <text:p>0,877862595419847</text:p>
          </table:table-cell>
          <table:table-cell office:value-type="float" office:value="0.628101188661993" calcext:value-type="float">
            <text:p>0,628101188661993</text:p>
          </table:table-cell>
          <table:table-cell office:value-type="float" office:value="0.457833466631121" calcext:value-type="float">
            <text:p>0,457833466631121</text:p>
          </table:table-cell>
          <table:table-cell office:value-type="float" office:value="0.488980846984681" calcext:value-type="float">
            <text:p>0,488980846984681</text:p>
          </table:table-cell>
          <table:table-cell office:value-type="float" office:value="0.942200074185173" calcext:value-type="float">
            <text:p>0,942200074185173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819693429129464" calcext:value-type="float">
            <text:p>0,819693429129464</text:p>
          </table:table-cell>
          <table:table-cell office:value-type="float" office:value="0.893932173774919" calcext:value-type="float">
            <text:p>0,893932173774919</text:p>
          </table:table-cell>
          <table:table-cell office:value-type="float" office:value="0.685255932177592" calcext:value-type="float">
            <text:p>0,685255932177592</text:p>
          </table:table-cell>
          <table:table-cell office:value-type="float" office:value="0.521208613104885" calcext:value-type="float">
            <text:p>0,521208613104885</text:p>
          </table:table-cell>
          <table:table-cell office:value-type="float" office:value="0.555566524346603" calcext:value-type="float">
            <text:p>0,555566524346603</text:p>
          </table:table-cell>
          <table:table-cell office:value-type="float" office:value="0.963987649826747" calcext:value-type="float">
            <text:p>0,963987649826747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307730538504464" calcext:value-type="float">
            <text:p>0,307730538504464</text:p>
          </table:table-cell>
          <table:table-cell office:value-type="float" office:value="0.206657525898842" calcext:value-type="float">
            <text:p>0,206657525898842</text:p>
          </table:table-cell>
          <table:table-cell office:value-type="float" office:value="0.323589800386788" calcext:value-type="float">
            <text:p>0,323589800386788</text:p>
          </table:table-cell>
          <table:table-cell office:value-type="float" office:value="0.193025430447421" calcext:value-type="float">
            <text:p>0,193025430447421</text:p>
          </table:table-cell>
          <table:table-cell office:value-type="float" office:value="0.745300419920725" calcext:value-type="float">
            <text:p>0,745300419920725</text:p>
          </table:table-cell>
          <table:table-cell office:value-type="float" office:value="0.182743506675485" calcext:value-type="float">
            <text:p>0,182743506675485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815525599888393" calcext:value-type="float">
            <text:p>0,815525599888393</text:p>
          </table:table-cell>
          <table:table-cell office:value-type="float" office:value="0.878254617014835" calcext:value-type="float">
            <text:p>0,878254617014835</text:p>
          </table:table-cell>
          <table:table-cell office:value-type="float" office:value="0.686892305870862" calcext:value-type="float">
            <text:p>0,686892305870862</text:p>
          </table:table-cell>
          <table:table-cell office:value-type="float" office:value="0.523104318817059" calcext:value-type="float">
            <text:p>0,523104318817059</text:p>
          </table:table-cell>
          <table:table-cell office:value-type="float" office:value="0.56400223588597" calcext:value-type="float">
            <text:p>0,56400223588597</text:p>
          </table:table-cell>
          <table:table-cell office:value-type="float" office:value="0.95625569410261" calcext:value-type="float">
            <text:p>0,95625569410261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639195033482143" calcext:value-type="float">
            <text:p>0,639195033482143</text:p>
          </table:table-cell>
          <table:table-cell office:value-type="float" office:value="0.40535603559518" calcext:value-type="float">
            <text:p>0,40535603559518</text:p>
          </table:table-cell>
          <table:table-cell office:value-type="float" office:value="0.538972324969918" calcext:value-type="float">
            <text:p>0,538972324969918</text:p>
          </table:table-cell>
          <table:table-cell office:value-type="float" office:value="0.368899463152758" calcext:value-type="float">
            <text:p>0,368899463152758</text:p>
          </table:table-cell>
          <table:table-cell office:value-type="float" office:value="0.803988698687053" calcext:value-type="float">
            <text:p>0,803988698687053</text:p>
          </table:table-cell>
          <table:table-cell office:value-type="float" office:value="0.580594068768247" calcext:value-type="float">
            <text:p>0,580594068768247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687526157924107" calcext:value-type="float">
            <text:p>0,687526157924107</text:p>
          </table:table-cell>
          <table:table-cell office:value-type="float" office:value="0.474767905179911" calcext:value-type="float">
            <text:p>0,474767905179911</text:p>
          </table:table-cell>
          <table:table-cell office:value-type="float" office:value="0.567097109309882" calcext:value-type="float">
            <text:p>0,567097109309882</text:p>
          </table:table-cell>
          <table:table-cell office:value-type="float" office:value="0.395767998651155" calcext:value-type="float">
            <text:p>0,395767998651155</text:p>
          </table:table-cell>
          <table:table-cell office:value-type="float" office:value="0.70400695819087" calcext:value-type="float">
            <text:p>0,70400695819087</text:p>
          </table:table-cell>
          <table:table-cell office:value-type="float" office:value="0.680771027462936" calcext:value-type="float">
            <text:p>0,680771027462936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656581333705357" calcext:value-type="float">
            <text:p>0,656581333705357</text:p>
          </table:table-cell>
          <table:table-cell office:value-type="float" office:value="0.382380998734547" calcext:value-type="float">
            <text:p>0,382380998734547</text:p>
          </table:table-cell>
          <table:table-cell office:value-type="float" office:value="0.499338994254335" calcext:value-type="float">
            <text:p>0,499338994254335</text:p>
          </table:table-cell>
          <table:table-cell office:value-type="float" office:value="0.332746031477121" calcext:value-type="float">
            <text:p>0,332746031477121</text:p>
          </table:table-cell>
          <table:table-cell office:value-type="float" office:value="0.719371497637622" calcext:value-type="float">
            <text:p>0,719371497637622</text:p>
          </table:table-cell>
          <table:table-cell office:value-type="float" office:value="0.636962865480346" calcext:value-type="float">
            <text:p>0,636962865480346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735831124441964" calcext:value-type="float">
            <text:p>0,735831124441964</text:p>
          </table:table-cell>
          <table:table-cell office:value-type="float" office:value="0.742864701213956" calcext:value-type="float">
            <text:p>0,742864701213956</text:p>
          </table:table-cell>
          <table:table-cell office:value-type="float" office:value="0.625236569647341" calcext:value-type="float">
            <text:p>0,625236569647341</text:p>
          </table:table-cell>
          <table:table-cell office:value-type="float" office:value="0.454795753104193" calcext:value-type="float">
            <text:p>0,454795753104193</text:p>
          </table:table-cell>
          <table:table-cell office:value-type="float" office:value="0.539767630601" calcext:value-type="float">
            <text:p>0,539767630601</text:p>
          </table:table-cell>
          <table:table-cell office:value-type="float" office:value="0.871098930244894" calcext:value-type="float">
            <text:p>0,871098930244894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779828752790179" calcext:value-type="float">
            <text:p>0,779828752790179</text:p>
          </table:table-cell>
          <table:table-cell office:value-type="float" office:value="0.728215272330412" calcext:value-type="float">
            <text:p>0,728215272330412</text:p>
          </table:table-cell>
          <table:table-cell office:value-type="float" office:value="0.771812505083183" calcext:value-type="float">
            <text:p>0,771812505083183</text:p>
          </table:table-cell>
          <table:table-cell office:value-type="float" office:value="0.62841586343904" calcext:value-type="float">
            <text:p>0,62841586343904</text:p>
          </table:table-cell>
          <table:table-cell office:value-type="float" office:value="0.820962377684218" calcext:value-type="float">
            <text:p>0,820962377684218</text:p>
          </table:table-cell>
          <table:table-cell office:value-type="float" office:value="0.745687798184168" calcext:value-type="float">
            <text:p>0,745687798184168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800214494977679" calcext:value-type="float">
            <text:p>0,800214494977679</text:p>
          </table:table-cell>
          <table:table-cell office:value-type="float" office:value="0.838320771313751" calcext:value-type="float">
            <text:p>0,838320771313751</text:p>
          </table:table-cell>
          <table:table-cell office:value-type="float" office:value="0.809253848138991" calcext:value-type="float">
            <text:p>0,809253848138991</text:p>
          </table:table-cell>
          <table:table-cell office:value-type="float" office:value="0.679619116865684" calcext:value-type="float">
            <text:p>0,679619116865684</text:p>
          </table:table-cell>
          <table:table-cell office:value-type="float" office:value="0.782135041194645" calcext:value-type="float">
            <text:p>0,782135041194645</text:p>
          </table:table-cell>
          <table:table-cell office:value-type="float" office:value="0.821597137637028" calcext:value-type="float">
            <text:p>0,821597137637028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603977748325893" calcext:value-type="float">
            <text:p>0,603977748325893</text:p>
          </table:table-cell>
          <table:table-cell office:value-type="float" office:value="0.35545281479467" calcext:value-type="float">
            <text:p>0,35545281479467</text:p>
          </table:table-cell>
          <table:table-cell office:value-type="float" office:value="0.494541326774764" calcext:value-type="float">
            <text:p>0,494541326774764</text:p>
          </table:table-cell>
          <table:table-cell office:value-type="float" office:value="0.328498772879151" calcext:value-type="float">
            <text:p>0,328498772879151</text:p>
          </table:table-cell>
          <table:table-cell office:value-type="float" office:value="0.812454292818488" calcext:value-type="float">
            <text:p>0,812454292818488</text:p>
          </table:table-cell>
          <table:table-cell office:value-type="float" office:value="0.538699335928555" calcext:value-type="float">
            <text:p>0,538699335928555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795148577008929" calcext:value-type="float">
            <text:p>0,795148577008929</text:p>
          </table:table-cell>
          <table:table-cell office:value-type="float" office:value="0.660664882761123" calcext:value-type="float">
            <text:p>0,660664882761123</text:p>
          </table:table-cell>
          <table:table-cell office:value-type="float" office:value="0.712653800053815" calcext:value-type="float">
            <text:p>0,712653800053815</text:p>
          </table:table-cell>
          <table:table-cell office:value-type="float" office:value="0.553583643687771" calcext:value-type="float">
            <text:p>0,553583643687771</text:p>
          </table:table-cell>
          <table:table-cell office:value-type="float" office:value="0.773523789294817" calcext:value-type="float">
            <text:p>0,773523789294817</text:p>
          </table:table-cell>
          <table:table-cell office:value-type="float" office:value="0.805722891566265" calcext:value-type="float">
            <text:p>0,805722891566265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63299560546875" calcext:value-type="float">
            <text:p>0,63299560546875</text:p>
          </table:table-cell>
          <table:table-cell office:value-type="float" office:value="0.410842069555947" calcext:value-type="float">
            <text:p>0,410842069555947</text:p>
          </table:table-cell>
          <table:table-cell office:value-type="float" office:value="0.547208984606117" calcext:value-type="float">
            <text:p>0,547208984606117</text:p>
          </table:table-cell>
          <table:table-cell office:value-type="float" office:value="0.376660496112551" calcext:value-type="float">
            <text:p>0,376660496112551</text:p>
          </table:table-cell>
          <table:table-cell office:value-type="float" office:value="0.819077676156125" calcext:value-type="float">
            <text:p>0,819077676156125</text:p>
          </table:table-cell>
          <table:table-cell office:value-type="float" office:value="0.563907886556029" calcext:value-type="float">
            <text:p>0,563907886556029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682521275111607" calcext:value-type="float">
            <text:p>0,682521275111607</text:p>
          </table:table-cell>
          <table:table-cell office:value-type="float" office:value="0.397261712269797" calcext:value-type="float">
            <text:p>0,397261712269797</text:p>
          </table:table-cell>
          <table:table-cell office:value-type="float" office:value="0.509596347327165" calcext:value-type="float">
            <text:p>0,509596347327165</text:p>
          </table:table-cell>
          <table:table-cell office:value-type="float" office:value="0.341918343002765" calcext:value-type="float">
            <text:p>0,341918343002765</text:p>
          </table:table-cell>
          <table:table-cell office:value-type="float" office:value="0.71050852550139" calcext:value-type="float">
            <text:p>0,71050852550139</text:p>
          </table:table-cell>
          <table:table-cell office:value-type="float" office:value="0.6740591855738" calcext:value-type="float">
            <text:p>0,6740591855738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704066685267857" calcext:value-type="float">
            <text:p>0,704066685267857</text:p>
          </table:table-cell>
          <table:table-cell office:value-type="float" office:value="0.370151975683891" calcext:value-type="float">
            <text:p>0,370151975683891</text:p>
          </table:table-cell>
          <table:table-cell office:value-type="float" office:value="0.518403950393053" calcext:value-type="float">
            <text:p>0,518403950393053</text:p>
          </table:table-cell>
          <table:table-cell office:value-type="float" office:value="0.349895607868677" calcext:value-type="float">
            <text:p>0,349895607868677</text:p>
          </table:table-cell>
          <table:table-cell office:value-type="float" office:value="0.8647509941299" calcext:value-type="float">
            <text:p>0,8647509941299</text:p>
          </table:table-cell>
          <table:table-cell office:value-type="float" office:value="0.667788893164037" calcext:value-type="float">
            <text:p>0,667788893164037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644478934151786" calcext:value-type="float">
            <text:p>0,644478934151786</text:p>
          </table:table-cell>
          <table:table-cell office:value-type="float" office:value="0.350575507241367" calcext:value-type="float">
            <text:p>0,350575507241367</text:p>
          </table:table-cell>
          <table:table-cell office:value-type="float" office:value="0.498746066089693" calcext:value-type="float">
            <text:p>0,498746066089693</text:p>
          </table:table-cell>
          <table:table-cell office:value-type="float" office:value="0.33221965639791" calcext:value-type="float">
            <text:p>0,33221965639791</text:p>
          </table:table-cell>
          <table:table-cell office:value-type="float" office:value="0.863853164125713" calcext:value-type="float">
            <text:p>0,863853164125713</text:p>
          </table:table-cell>
          <table:table-cell office:value-type="float" office:value="0.587998596583558" calcext:value-type="float">
            <text:p>0,58799859658355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6" table:formula="of:=AVERAGE([.C2:.C25])" office:value-type="float" office:value="0.704218909853981" calcext:value-type="float">
            <text:p>0,704218909853981</text:p>
          </table:table-cell>
          <table:table-cell table:style-name="ce6" table:formula="of:=AVERAGE([.D2:.D25])" office:value-type="float" office:value="0.603652621341915" calcext:value-type="float">
            <text:p>0,603652621341915</text:p>
          </table:table-cell>
          <table:table-cell table:style-name="ce6" table:formula="of:=AVERAGE([.E2:.E25])" office:value-type="float" office:value="0.591804001029126" calcext:value-type="float">
            <text:p>0,591804001029126</text:p>
          </table:table-cell>
          <table:table-cell table:style-name="ce6" table:formula="of:=AVERAGE([.F2:.F25])" office:value-type="float" office:value="0.430884599631632" calcext:value-type="float">
            <text:p>0,430884599631632</text:p>
          </table:table-cell>
          <table:table-cell table:style-name="ce6" table:formula="of:=AVERAGE([.G2:.G25])" office:value-type="float" office:value="0.661382521055994" calcext:value-type="float">
            <text:p>0,661382521055994</text:p>
          </table:table-cell>
          <table:table-cell table:style-name="ce6" table:formula="of:=AVERAGE([.H2:.H25])" office:value-type="float" office:value="0.749674489073646" calcext:value-type="float">
            <text:p>0,749674489073646</text:p>
          </table:table-cell>
        </table:table-row>
        <table:table-row table:style-name="ro1">
          <table:table-cell table:style-name="Default" table:number-columns-repeated="2"/>
          <table:table-cell table:style-name="ce7" office:value-type="string" calcext:value-type="string">
            <text:p>(tp + tn) / (tp + tn + fp + fn)</text:p>
          </table:table-cell>
          <table:table-cell table:style-name="ce7" office:value-type="string" calcext:value-type="string">
            <text:p>tp / (tp + fp)</text:p>
          </table:table-cell>
          <table:table-cell table:style-name="ce7" office:value-type="string" calcext:value-type="string">
            <text:p>(2*tp)/(2*tp + fp + fn)</text:p>
          </table:table-cell>
          <table:table-cell table:style-name="ce7" office:value-type="string" calcext:value-type="string">
            <text:p>tp / (tp + fp + fn)</text:p>
          </table:table-cell>
          <table:table-cell table:style-name="ce7" office:value-type="string" calcext:value-type="string">
            <text:p>tp/(tp + fn)</text:p>
          </table:table-cell>
          <table:table-cell table:style-name="ce7" office:value-type="string" calcext:value-type="string">
            <text:p>tn/(tn + fp)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707881382533482" calcext:value-type="float">
            <text:p>0,707881382533482</text:p>
          </table:table-cell>
          <table:table-cell table:formula="of:=AVERAGE([.D8:.D13])" office:value-type="float" office:value="0.689292994020018" calcext:value-type="float">
            <text:p>0,689292994020018</text:p>
          </table:table-cell>
          <table:table-cell table:formula="of:=AVERAGE([.E8:.E13])" office:value-type="float" office:value="0.572125338093991" calcext:value-type="float">
            <text:p>0,572125338093991</text:p>
          </table:table-cell>
          <table:table-cell table:formula="of:=AVERAGE([.F8:.F13])" office:value-type="float" office:value="0.415333982268794" calcext:value-type="float">
            <text:p>0,415333982268794</text:p>
          </table:table-cell>
          <table:table-cell table:formula="of:=AVERAGE([.G8:.G13])" office:value-type="float" office:value="0.557572238122789" calcext:value-type="float">
            <text:p>0,557572238122789</text:p>
          </table:table-cell>
          <table:table-cell table:formula="of:=AVERAGE([.H8:.H13])" office:value-type="float" office:value="0.807104389861616" calcext:value-type="float">
            <text:p>0,807104389861616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715266636439732" calcext:value-type="float">
            <text:p>0,715266636439732</text:p>
          </table:table-cell>
          <table:table-cell table:formula="of:=AVERAGE([.D2:.D7])" office:value-type="float" office:value="0.705841716901882" calcext:value-type="float">
            <text:p>0,705841716901882</text:p>
          </table:table-cell>
          <table:table-cell table:formula="of:=AVERAGE([.E2:.E7])" office:value-type="float" office:value="0.612947028247805" calcext:value-type="float">
            <text:p>0,612947028247805</text:p>
          </table:table-cell>
          <table:table-cell table:formula="of:=AVERAGE([.F2:.F7])" office:value-type="float" office:value="0.451034291817937" calcext:value-type="float">
            <text:p>0,451034291817937</text:p>
          </table:table-cell>
          <table:table-cell table:formula="of:=AVERAGE([.G2:.G7])" office:value-type="float" office:value="0.552224405097547" calcext:value-type="float">
            <text:p>0,552224405097547</text:p>
          </table:table-cell>
          <table:table-cell table:formula="of:=AVERAGE([.H2:.H7])" office:value-type="float" office:value="0.829112130241326" calcext:value-type="float">
            <text:p>0,829112130241326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716529482886905" calcext:value-type="float">
            <text:p>0,716529482886905</text:p>
          </table:table-cell>
          <table:table-cell table:formula="of:=AVERAGE([.D14:.D19])" office:value-type="float" office:value="0.595317614061293" calcext:value-type="float">
            <text:p>0,595317614061293</text:p>
          </table:table-cell>
          <table:table-cell table:formula="of:=AVERAGE([.E14:.E19])" office:value-type="float" office:value="0.635285225233942" calcext:value-type="float">
            <text:p>0,635285225233942</text:p>
          </table:table-cell>
          <table:table-cell table:formula="of:=AVERAGE([.F14:.F19])" office:value-type="float" office:value="0.476707371114992" calcext:value-type="float">
            <text:p>0,476707371114992</text:p>
          </table:table-cell>
          <table:table-cell table:formula="of:=AVERAGE([.G14:.G19])" office:value-type="float" office:value="0.728372033999235" calcext:value-type="float">
            <text:p>0,728372033999235</text:p>
          </table:table-cell>
          <table:table-cell table:formula="of:=AVERAGE([.H14:.H19])" office:value-type="float" office:value="0.722785304629603" calcext:value-type="float">
            <text:p>0,72278530462960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677198137555804" calcext:value-type="float">
            <text:p>0,677198137555804</text:p>
          </table:table-cell>
          <table:table-cell table:formula="of:=AVERAGE([.D20:.D25])" office:value-type="float" office:value="0.424158160384466" calcext:value-type="float">
            <text:p>0,424158160384466</text:p>
          </table:table-cell>
          <table:table-cell table:formula="of:=AVERAGE([.E20:.E25])" office:value-type="float" office:value="0.546858412540768" calcext:value-type="float">
            <text:p>0,546858412540768</text:p>
          </table:table-cell>
          <table:table-cell table:formula="of:=AVERAGE([.F20:.F25])" office:value-type="float" office:value="0.380462753324804" calcext:value-type="float">
            <text:p>0,380462753324804</text:p>
          </table:table-cell>
          <table:table-cell table:formula="of:=AVERAGE([.G20:.G25])" office:value-type="float" office:value="0.807361407004406" calcext:value-type="float">
            <text:p>0,807361407004406</text:p>
          </table:table-cell>
          <table:table-cell table:formula="of:=AVERAGE([.H20:.H25])" office:value-type="float" office:value="0.639696131562041" calcext:value-type="float">
            <text:p>0,639696131562041</text:p>
          </table:table-cell>
        </table:table-row>
      </table:table>
      <table:table table:name="3-phoulady_et_al_(2016)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6" table:default-cell-style-name="Default"/>
        <table:table-row table:style-name="ro1"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Displasia type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f1/dice</text:p>
          </table:table-cell>
          <table:table-cell table:style-name="ce4" office:value-type="string" calcext:value-type="string">
            <text:p>jaccard</text:p>
          </table:table-cell>
          <table:table-cell table:style-name="ce4" office:value-type="string" calcext:value-type="string">
            <text:p>sensitivity/recall</text:p>
          </table:table-cell>
          <table:table-cell table:style-name="ce4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689932686941964" calcext:value-type="float">
            <text:p>0,689932686941964</text:p>
          </table:table-cell>
          <table:table-cell office:value-type="float" office:value="0.668484187568157" calcext:value-type="float">
            <text:p>0,668484187568157</text:p>
          </table:table-cell>
          <table:table-cell office:value-type="float" office:value="0.462914017308302" calcext:value-type="float">
            <text:p>0,462914017308302</text:p>
          </table:table-cell>
          <table:table-cell office:value-type="float" office:value="0.301163384820972" calcext:value-type="float">
            <text:p>0,301163384820972</text:p>
          </table:table-cell>
          <table:table-cell office:value-type="float" office:value="0.354040567388994" calcext:value-type="float">
            <text:p>0,354040567388994</text:p>
          </table:table-cell>
          <table:table-cell office:value-type="float" office:value="0.893560404470463" calcext:value-type="float">
            <text:p>0,893560404470463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636849539620536" calcext:value-type="float">
            <text:p>0,636849539620536</text:p>
          </table:table-cell>
          <table:table-cell office:value-type="float" office:value="0.796548935022917" calcext:value-type="float">
            <text:p>0,796548935022917</text:p>
          </table:table-cell>
          <table:table-cell office:value-type="float" office:value="0.414984619274367" calcext:value-type="float">
            <text:p>0,414984619274367</text:p>
          </table:table-cell>
          <table:table-cell office:value-type="float" office:value="0.261817408411762" calcext:value-type="float">
            <text:p>0,261817408411762</text:p>
          </table:table-cell>
          <table:table-cell office:value-type="float" office:value="0.280580458896824" calcext:value-type="float">
            <text:p>0,280580458896824</text:p>
          </table:table-cell>
          <table:table-cell office:value-type="float" office:value="0.93918439716312" calcext:value-type="float">
            <text:p>0,93918439716312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666608537946429" calcext:value-type="float">
            <text:p>0,666608537946429</text:p>
          </table:table-cell>
          <table:table-cell office:value-type="float" office:value="0.580189317106153" calcext:value-type="float">
            <text:p>0,580189317106153</text:p>
          </table:table-cell>
          <table:table-cell office:value-type="float" office:value="0.309794577421568" calcext:value-type="float">
            <text:p>0,309794577421568</text:p>
          </table:table-cell>
          <table:table-cell office:value-type="float" office:value="0.183288121836085" calcext:value-type="float">
            <text:p>0,183288121836085</text:p>
          </table:table-cell>
          <table:table-cell office:value-type="float" office:value="0.211313041765169" calcext:value-type="float">
            <text:p>0,211313041765169</text:p>
          </table:table-cell>
          <table:table-cell office:value-type="float" office:value="0.916185205183585" calcext:value-type="float">
            <text:p>0,916185205183585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643833705357143" calcext:value-type="float">
            <text:p>0,643833705357143</text:p>
          </table:table-cell>
          <table:table-cell office:value-type="float" office:value="0.705102954341987" calcext:value-type="float">
            <text:p>0,705102954341987</text:p>
          </table:table-cell>
          <table:table-cell office:value-type="float" office:value="0.366461939326261" calcext:value-type="float">
            <text:p>0,366461939326261</text:p>
          </table:table-cell>
          <table:table-cell office:value-type="float" office:value="0.22433633359918" calcext:value-type="float">
            <text:p>0,22433633359918</text:p>
          </table:table-cell>
          <table:table-cell office:value-type="float" office:value="0.247563965549758" calcext:value-type="float">
            <text:p>0,247563965549758</text:p>
          </table:table-cell>
          <table:table-cell office:value-type="float" office:value="0.926217390655099" calcext:value-type="float">
            <text:p>0,926217390655099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672555106026786" calcext:value-type="float">
            <text:p>0,672555106026786</text:p>
          </table:table-cell>
          <table:table-cell office:value-type="float" office:value="0.86171799596385" calcext:value-type="float">
            <text:p>0,86171799596385</text:p>
          </table:table-cell>
          <table:table-cell office:value-type="float" office:value="0.511257450740519" calcext:value-type="float">
            <text:p>0,511257450740519</text:p>
          </table:table-cell>
          <table:table-cell office:value-type="float" office:value="0.343415623470173" calcext:value-type="float">
            <text:p>0,343415623470173</text:p>
          </table:table-cell>
          <table:table-cell office:value-type="float" office:value="0.363444600695729" calcext:value-type="float">
            <text:p>0,363444600695729</text:p>
          </table:table-cell>
          <table:table-cell office:value-type="float" office:value="0.948024536640063" calcext:value-type="float">
            <text:p>0,948024536640063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709150041852679" calcext:value-type="float">
            <text:p>0,709150041852679</text:p>
          </table:table-cell>
          <table:table-cell office:value-type="float" office:value="0.875573776236028" calcext:value-type="float">
            <text:p>0,875573776236028</text:p>
          </table:table-cell>
          <table:table-cell office:value-type="float" office:value="0.599714398857596" calcext:value-type="float">
            <text:p>0,599714398857596</text:p>
          </table:table-cell>
          <table:table-cell office:value-type="float" office:value="0.428280058274059" calcext:value-type="float">
            <text:p>0,428280058274059</text:p>
          </table:table-cell>
          <table:table-cell office:value-type="float" office:value="0.456035332335657" calcext:value-type="float">
            <text:p>0,456035332335657</text:p>
          </table:table-cell>
          <table:table-cell office:value-type="float" office:value="0.940711924399773" calcext:value-type="float">
            <text:p>0,940711924399773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792245047433036" calcext:value-type="float">
            <text:p>0,792245047433036</text:p>
          </table:table-cell>
          <table:table-cell office:value-type="float" office:value="0.482273684210526" calcext:value-type="float">
            <text:p>0,482273684210526</text:p>
          </table:table-cell>
          <table:table-cell office:value-type="float" office:value="0.324650661829313" calcext:value-type="float">
            <text:p>0,324650661829313</text:p>
          </table:table-cell>
          <table:table-cell office:value-type="float" office:value="0.193780875685186" calcext:value-type="float">
            <text:p>0,193780875685186</text:p>
          </table:table-cell>
          <table:table-cell office:value-type="float" office:value="0.24468085106383" calcext:value-type="float">
            <text:p>0,24468085106383</text:p>
          </table:table-cell>
          <table:table-cell office:value-type="float" office:value="0.932648276768695" calcext:value-type="float">
            <text:p>0,932648276768695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730765206473214" calcext:value-type="float">
            <text:p>0,730765206473214</text:p>
          </table:table-cell>
          <table:table-cell office:value-type="float" office:value="0.919250603825315" calcext:value-type="float">
            <text:p>0,919250603825315</text:p>
          </table:table-cell>
          <table:table-cell office:value-type="float" office:value="0.477016361234376" calcext:value-type="float">
            <text:p>0,477016361234376</text:p>
          </table:table-cell>
          <table:table-cell office:value-type="float" office:value="0.313211743772242" calcext:value-type="float">
            <text:p>0,313211743772242</text:p>
          </table:table-cell>
          <table:table-cell office:value-type="float" office:value="0.322073050797063" calcext:value-type="float">
            <text:p>0,322073050797063</text:p>
          </table:table-cell>
          <table:table-cell office:value-type="float" office:value="0.982568871979145" calcext:value-type="float">
            <text:p>0,982568871979145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671255929129464" calcext:value-type="float">
            <text:p>0,671255929129464</text:p>
          </table:table-cell>
          <table:table-cell office:value-type="float" office:value="0.907631177879382" calcext:value-type="float">
            <text:p>0,907631177879382</text:p>
          </table:table-cell>
          <table:table-cell office:value-type="float" office:value="0.469367936610699" calcext:value-type="float">
            <text:p>0,469367936610699</text:p>
          </table:table-cell>
          <table:table-cell office:value-type="float" office:value="0.306649748059877" calcext:value-type="float">
            <text:p>0,306649748059877</text:p>
          </table:table-cell>
          <table:table-cell office:value-type="float" office:value="0.316527780414191" calcext:value-type="float">
            <text:p>0,316527780414191</text:p>
          </table:table-cell>
          <table:table-cell office:value-type="float" office:value="0.972632122179754" calcext:value-type="float">
            <text:p>0,972632122179754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753348214285714" calcext:value-type="float">
            <text:p>0,753348214285714</text:p>
          </table:table-cell>
          <table:table-cell office:value-type="float" office:value="0.938481393848139" calcext:value-type="float">
            <text:p>0,938481393848139</text:p>
          </table:table-cell>
          <table:table-cell office:value-type="float" office:value="0.4806301178717" calcext:value-type="float">
            <text:p>0,4806301178717</text:p>
          </table:table-cell>
          <table:table-cell office:value-type="float" office:value="0.316335162046548" calcext:value-type="float">
            <text:p>0,316335162046548</text:p>
          </table:table-cell>
          <table:table-cell office:value-type="float" office:value="0.323033638539944" calcext:value-type="float">
            <text:p>0,323033638539944</text:p>
          </table:table-cell>
          <table:table-cell office:value-type="float" office:value="0.988431824616754" calcext:value-type="float">
            <text:p>0,988431824616754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785234723772321" calcext:value-type="float">
            <text:p>0,785234723772321</text:p>
          </table:table-cell>
          <table:table-cell office:value-type="float" office:value="0.526854543156831" calcext:value-type="float">
            <text:p>0,526854543156831</text:p>
          </table:table-cell>
          <table:table-cell office:value-type="float" office:value="0.403708814486649" calcext:value-type="float">
            <text:p>0,403708814486649</text:p>
          </table:table-cell>
          <table:table-cell office:value-type="float" office:value="0.252904243380145" calcext:value-type="float">
            <text:p>0,252904243380145</text:p>
          </table:table-cell>
          <table:table-cell office:value-type="float" office:value="0.327224206271339" calcext:value-type="float">
            <text:p>0,327224206271339</text:p>
          </table:table-cell>
          <table:table-cell office:value-type="float" office:value="0.916060398847624" calcext:value-type="float">
            <text:p>0,916060398847624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770368303571429" calcext:value-type="float">
            <text:p>0,770368303571429</text:p>
          </table:table-cell>
          <table:table-cell office:value-type="float" office:value="0.880100600523533" calcext:value-type="float">
            <text:p>0,880100600523533</text:p>
          </table:table-cell>
          <table:table-cell office:value-type="float" office:value="0.565627577107043" calcext:value-type="float">
            <text:p>0,565627577107043</text:p>
          </table:table-cell>
          <table:table-cell office:value-type="float" office:value="0.39433801715613" calcext:value-type="float">
            <text:p>0,39433801715613</text:p>
          </table:table-cell>
          <table:table-cell office:value-type="float" office:value="0.416725399178555" calcext:value-type="float">
            <text:p>0,416725399178555</text:p>
          </table:table-cell>
          <table:table-cell office:value-type="float" office:value="0.968235406099999" calcext:value-type="float">
            <text:p>0,968235406099999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736685616629464" calcext:value-type="float">
            <text:p>0,736685616629464</text:p>
          </table:table-cell>
          <table:table-cell office:value-type="float" office:value="0.498307600950119" calcext:value-type="float">
            <text:p>0,498307600950119</text:p>
          </table:table-cell>
          <table:table-cell office:value-type="float" office:value="0.526401630988787" calcext:value-type="float">
            <text:p>0,526401630988787</text:p>
          </table:table-cell>
          <table:table-cell office:value-type="float" office:value="0.357221914775872" calcext:value-type="float">
            <text:p>0,357221914775872</text:p>
          </table:table-cell>
          <table:table-cell office:value-type="float" office:value="0.557852750540136" calcext:value-type="float">
            <text:p>0,557852750540136</text:p>
          </table:table-cell>
          <table:table-cell office:value-type="float" office:value="0.800278949919034" calcext:value-type="float">
            <text:p>0,800278949919034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74920654296875" calcext:value-type="float">
            <text:p>0,74920654296875</text:p>
          </table:table-cell>
          <table:table-cell office:value-type="float" office:value="0.573364950171436" calcext:value-type="float">
            <text:p>0,573364950171436</text:p>
          </table:table-cell>
          <table:table-cell office:value-type="float" office:value="0.554400532928473" calcext:value-type="float">
            <text:p>0,554400532928473</text:p>
          </table:table-cell>
          <table:table-cell office:value-type="float" office:value="0.383509087791495" calcext:value-type="float">
            <text:p>0,383509087791495</text:p>
          </table:table-cell>
          <table:table-cell office:value-type="float" office:value="0.536650470877572" calcext:value-type="float">
            <text:p>0,536650470877572</text:p>
          </table:table-cell>
          <table:table-cell office:value-type="float" office:value="0.836328768470484" calcext:value-type="float">
            <text:p>0,836328768470484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767081124441964" calcext:value-type="float">
            <text:p>0,767081124441964</text:p>
          </table:table-cell>
          <table:table-cell office:value-type="float" office:value="0.51384846493287" calcext:value-type="float">
            <text:p>0,51384846493287</text:p>
          </table:table-cell>
          <table:table-cell office:value-type="float" office:value="0.450406336796626" calcext:value-type="float">
            <text:p>0,450406336796626</text:p>
          </table:table-cell>
          <table:table-cell office:value-type="float" office:value="0.290660930985953" calcext:value-type="float">
            <text:p>0,290660930985953</text:p>
          </table:table-cell>
          <table:table-cell office:value-type="float" office:value="0.400908325092481" calcext:value-type="float">
            <text:p>0,400908325092481</text:p>
          </table:table-cell>
          <table:table-cell office:value-type="float" office:value="0.881489958230818" calcext:value-type="float">
            <text:p>0,881489958230818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691319056919643" calcext:value-type="float">
            <text:p>0,691319056919643</text:p>
          </table:table-cell>
          <table:table-cell office:value-type="float" office:value="0.733194478477497" calcext:value-type="float">
            <text:p>0,733194478477497</text:p>
          </table:table-cell>
          <table:table-cell office:value-type="float" office:value="0.503533965333483" calcext:value-type="float">
            <text:p>0,503533965333483</text:p>
          </table:table-cell>
          <table:table-cell office:value-type="float" office:value="0.336482054165495" calcext:value-type="float">
            <text:p>0,336482054165495</text:p>
          </table:table-cell>
          <table:table-cell office:value-type="float" office:value="0.383430865832301" calcext:value-type="float">
            <text:p>0,383430865832301</text:p>
          </table:table-cell>
          <table:table-cell office:value-type="float" office:value="0.903736775410368" calcext:value-type="float">
            <text:p>0,903736775410368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695713588169643" calcext:value-type="float">
            <text:p>0,695713588169643</text:p>
          </table:table-cell>
          <table:table-cell office:value-type="float" office:value="0.821652700011274" calcext:value-type="float">
            <text:p>0,821652700011274</text:p>
          </table:table-cell>
          <table:table-cell office:value-type="float" office:value="0.556163198860457" calcext:value-type="float">
            <text:p>0,556163198860457</text:p>
          </table:table-cell>
          <table:table-cell office:value-type="float" office:value="0.385198104398992" calcext:value-type="float">
            <text:p>0,385198104398992</text:p>
          </table:table-cell>
          <table:table-cell office:value-type="float" office:value="0.420343349289655" calcext:value-type="float">
            <text:p>0,420343349289655</text:p>
          </table:table-cell>
          <table:table-cell office:value-type="float" office:value="0.92427119401318" calcext:value-type="float">
            <text:p>0,92427119401318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624773297991071" calcext:value-type="float">
            <text:p>0,624773297991071</text:p>
          </table:table-cell>
          <table:table-cell office:value-type="float" office:value="0.862783810463968" calcext:value-type="float">
            <text:p>0,862783810463968</text:p>
          </table:table-cell>
          <table:table-cell office:value-type="float" office:value="0.513641192558939" calcext:value-type="float">
            <text:p>0,513641192558939</text:p>
          </table:table-cell>
          <table:table-cell office:value-type="float" office:value="0.345570120745765" calcext:value-type="float">
            <text:p>0,345570120745765</text:p>
          </table:table-cell>
          <table:table-cell office:value-type="float" office:value="0.36566683831102" calcext:value-type="float">
            <text:p>0,36566683831102</text:p>
          </table:table-cell>
          <table:table-cell office:value-type="float" office:value="0.931219549330085" calcext:value-type="float">
            <text:p>0,931219549330085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793500627790179" calcext:value-type="float">
            <text:p>0,793500627790179</text:p>
          </table:table-cell>
          <table:table-cell office:value-type="float" office:value="0.584810478085806" calcext:value-type="float">
            <text:p>0,584810478085806</text:p>
          </table:table-cell>
          <table:table-cell office:value-type="float" office:value="0.516229190072516" calcext:value-type="float">
            <text:p>0,516229190072516</text:p>
          </table:table-cell>
          <table:table-cell office:value-type="float" office:value="0.347917068201217" calcext:value-type="float">
            <text:p>0,347917068201217</text:p>
          </table:table-cell>
          <table:table-cell office:value-type="float" office:value="0.462044756472137" calcext:value-type="float">
            <text:p>0,462044756472137</text:p>
          </table:table-cell>
          <table:table-cell office:value-type="float" office:value="0.897286466681933" calcext:value-type="float">
            <text:p>0,897286466681933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750078473772321" calcext:value-type="float">
            <text:p>0,750078473772321</text:p>
          </table:table-cell>
          <table:table-cell office:value-type="float" office:value="0.775276775337941" calcext:value-type="float">
            <text:p>0,775276775337941</text:p>
          </table:table-cell>
          <table:table-cell office:value-type="float" office:value="0.469331457241775" calcext:value-type="float">
            <text:p>0,469331457241775</text:p>
          </table:table-cell>
          <table:table-cell office:value-type="float" office:value="0.306618607576564" calcext:value-type="float">
            <text:p>0,306618607576564</text:p>
          </table:table-cell>
          <table:table-cell office:value-type="float" office:value="0.336528249787596" calcext:value-type="float">
            <text:p>0,336528249787596</text:p>
          </table:table-cell>
          <table:table-cell office:value-type="float" office:value="0.952300581636892" calcext:value-type="float">
            <text:p>0,952300581636892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736781529017857" calcext:value-type="float">
            <text:p>0,736781529017857</text:p>
          </table:table-cell>
          <table:table-cell office:value-type="float" office:value="0.523200859291085" calcext:value-type="float">
            <text:p>0,523200859291085</text:p>
          </table:table-cell>
          <table:table-cell office:value-type="float" office:value="0.392253180866484" calcext:value-type="float">
            <text:p>0,392253180866484</text:p>
          </table:table-cell>
          <table:table-cell office:value-type="float" office:value="0.243976959679439" calcext:value-type="float">
            <text:p>0,243976959679439</text:p>
          </table:table-cell>
          <table:table-cell office:value-type="float" office:value="0.313731804714672" calcext:value-type="float">
            <text:p>0,313731804714672</text:p>
          </table:table-cell>
          <table:table-cell office:value-type="float" office:value="0.893849538476254" calcext:value-type="float">
            <text:p>0,893849538476254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750497000558036" calcext:value-type="float">
            <text:p>0,750497000558036</text:p>
          </table:table-cell>
          <table:table-cell office:value-type="float" office:value="0.451376326211314" calcext:value-type="float">
            <text:p>0,451376326211314</text:p>
          </table:table-cell>
          <table:table-cell office:value-type="float" office:value="0.392191847745279" calcext:value-type="float">
            <text:p>0,392191847745279</text:p>
          </table:table-cell>
          <table:table-cell office:value-type="float" office:value="0.243929505641134" calcext:value-type="float">
            <text:p>0,243929505641134</text:p>
          </table:table-cell>
          <table:table-cell office:value-type="float" office:value="0.346728761361076" calcext:value-type="float">
            <text:p>0,346728761361076</text:p>
          </table:table-cell>
          <table:table-cell office:value-type="float" office:value="0.872578410665213" calcext:value-type="float">
            <text:p>0,872578410665213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801853724888393" calcext:value-type="float">
            <text:p>0,801853724888393</text:p>
          </table:table-cell>
          <table:table-cell office:value-type="float" office:value="0.463766803965057" calcext:value-type="float">
            <text:p>0,463766803965057</text:p>
          </table:table-cell>
          <table:table-cell office:value-type="float" office:value="0.474165259041581" calcext:value-type="float">
            <text:p>0,474165259041581</text:p>
          </table:table-cell>
          <table:table-cell office:value-type="float" office:value="0.310757938794698" calcext:value-type="float">
            <text:p>0,310757938794698</text:p>
          </table:table-cell>
          <table:table-cell office:value-type="float" office:value="0.485040711986366" calcext:value-type="float">
            <text:p>0,485040711986366</text:p>
          </table:table-cell>
          <table:table-cell office:value-type="float" office:value="0.873380787482365" calcext:value-type="float">
            <text:p>0,873380787482365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788774762834821" calcext:value-type="float">
            <text:p>0,788774762834821</text:p>
          </table:table-cell>
          <table:table-cell office:value-type="float" office:value="0.483978091171777" calcext:value-type="float">
            <text:p>0,483978091171777</text:p>
          </table:table-cell>
          <table:table-cell office:value-type="float" office:value="0.480918811202297" calcext:value-type="float">
            <text:p>0,480918811202297</text:p>
          </table:table-cell>
          <table:table-cell office:value-type="float" office:value="0.316585324569075" calcext:value-type="float">
            <text:p>0,316585324569075</text:p>
          </table:table-cell>
          <table:table-cell office:value-type="float" office:value="0.477897964398262" calcext:value-type="float">
            <text:p>0,477897964398262</text:p>
          </table:table-cell>
          <table:table-cell office:value-type="float" office:value="0.868813455255137" calcext:value-type="float">
            <text:p>0,86881345525513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6" table:formula="of:=AVERAGE([.C2:.C25])" office:value-type="float" office:value="0.725350516183036" calcext:value-type="float">
            <text:p>0,725350516183036</text:p>
          </table:table-cell>
          <table:table-cell table:style-name="ce6" table:formula="of:=AVERAGE([.D2:.D25])" office:value-type="float" office:value="0.684490437864707" calcext:value-type="float">
            <text:p>0,684490437864707</text:p>
          </table:table-cell>
          <table:table-cell table:style-name="ce6" table:formula="of:=AVERAGE([.E2:.E25])" office:value-type="float" office:value="0.467323544821045" calcext:value-type="float">
            <text:p>0,467323544821045</text:p>
          </table:table-cell>
          <table:table-cell table:style-name="ce6" table:formula="of:=AVERAGE([.F2:.F25])" office:value-type="float" office:value="0.307831180743252" calcext:value-type="float">
            <text:p>0,307831180743252</text:p>
          </table:table-cell>
          <table:table-cell table:style-name="ce6" table:formula="of:=AVERAGE([.G2:.G25])" office:value-type="float" office:value="0.37291948923168" calcext:value-type="float">
            <text:p>0,37291948923168</text:p>
          </table:table-cell>
          <table:table-cell table:style-name="ce6" table:formula="of:=AVERAGE([.H2:.H25])" office:value-type="float" office:value="0.914999799773993" calcext:value-type="float">
            <text:p>0,914999799773993</text:p>
          </table:table-cell>
        </table:table-row>
        <table:table-row table:style-name="ro1">
          <table:table-cell table:style-name="Default" table:number-columns-repeated="2"/>
          <table:table-cell table:style-name="ce7" office:value-type="string" calcext:value-type="string">
            <text:p>(tp + tn) / (tp + tn + fp + fn)</text:p>
          </table:table-cell>
          <table:table-cell table:style-name="ce7" office:value-type="string" calcext:value-type="string">
            <text:p>tp / (tp + fp)</text:p>
          </table:table-cell>
          <table:table-cell table:style-name="ce7" office:value-type="string" calcext:value-type="string">
            <text:p>(2*tp)/(2*tp + fp + fn)</text:p>
          </table:table-cell>
          <table:table-cell table:style-name="ce7" office:value-type="string" calcext:value-type="string">
            <text:p>tp / (tp + fp + fn)</text:p>
          </table:table-cell>
          <table:table-cell table:style-name="ce7" office:value-type="string" calcext:value-type="string">
            <text:p>tp/(tp + fn)</text:p>
          </table:table-cell>
          <table:table-cell table:style-name="ce7" office:value-type="string" calcext:value-type="string">
            <text:p>tn/(tn + fp)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750536237444196" calcext:value-type="float">
            <text:p>0,750536237444196</text:p>
          </table:table-cell>
          <table:table-cell table:formula="of:=AVERAGE([.D8:.D13])" office:value-type="float" office:value="0.775765333907288" calcext:value-type="float">
            <text:p>0,775765333907288</text:p>
          </table:table-cell>
          <table:table-cell table:formula="of:=AVERAGE([.E8:.E13])" office:value-type="float" office:value="0.45350024485663" calcext:value-type="float">
            <text:p>0,45350024485663</text:p>
          </table:table-cell>
          <table:table-cell table:formula="of:=AVERAGE([.F8:.F13])" office:value-type="float" office:value="0.296203298350021" calcext:value-type="float">
            <text:p>0,296203298350021</text:p>
          </table:table-cell>
          <table:table-cell table:formula="of:=AVERAGE([.G8:.G13])" office:value-type="float" office:value="0.325044154377487" calcext:value-type="float">
            <text:p>0,325044154377487</text:p>
          </table:table-cell>
          <table:table-cell table:formula="of:=AVERAGE([.H8:.H13])" office:value-type="float" office:value="0.960096150081995" calcext:value-type="float">
            <text:p>0,960096150081995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66982160295759" calcext:value-type="float">
            <text:p>0,66982160295759</text:p>
          </table:table-cell>
          <table:table-cell table:formula="of:=AVERAGE([.D2:.D7])" office:value-type="float" office:value="0.747936194373182" calcext:value-type="float">
            <text:p>0,747936194373182</text:p>
          </table:table-cell>
          <table:table-cell table:formula="of:=AVERAGE([.E2:.E7])" office:value-type="float" office:value="0.444187833821436" calcext:value-type="float">
            <text:p>0,444187833821436</text:p>
          </table:table-cell>
          <table:table-cell table:formula="of:=AVERAGE([.F2:.F7])" office:value-type="float" office:value="0.290383488402039" calcext:value-type="float">
            <text:p>0,290383488402039</text:p>
          </table:table-cell>
          <table:table-cell table:formula="of:=AVERAGE([.G2:.G7])" office:value-type="float" office:value="0.318829661105355" calcext:value-type="float">
            <text:p>0,318829661105355</text:p>
          </table:table-cell>
          <table:table-cell table:formula="of:=AVERAGE([.H2:.H7])" office:value-type="float" office:value="0.927313976418684" calcext:value-type="float">
            <text:p>0,92731397641868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710796537853423" calcext:value-type="float">
            <text:p>0,710796537853423</text:p>
          </table:table-cell>
          <table:table-cell table:formula="of:=AVERAGE([.D14:.D19])" office:value-type="float" office:value="0.667192000834527" calcext:value-type="float">
            <text:p>0,667192000834527</text:p>
          </table:table-cell>
          <table:table-cell table:formula="of:=AVERAGE([.E14:.E19])" office:value-type="float" office:value="0.517424476244461" calcext:value-type="float">
            <text:p>0,517424476244461</text:p>
          </table:table-cell>
          <table:table-cell table:formula="of:=AVERAGE([.F14:.F19])" office:value-type="float" office:value="0.349773702143929" calcext:value-type="float">
            <text:p>0,349773702143929</text:p>
          </table:table-cell>
          <table:table-cell table:formula="of:=AVERAGE([.G14:.G19])" office:value-type="float" office:value="0.444142099990528" calcext:value-type="float">
            <text:p>0,444142099990528</text:p>
          </table:table-cell>
          <table:table-cell table:formula="of:=AVERAGE([.H14:.H19])" office:value-type="float" office:value="0.879554199228995" calcext:value-type="float">
            <text:p>0,879554199228995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770247686476935" calcext:value-type="float">
            <text:p>0,770247686476935</text:p>
          </table:table-cell>
          <table:table-cell table:formula="of:=AVERAGE([.D20:.D25])" office:value-type="float" office:value="0.54706822234383" calcext:value-type="float">
            <text:p>0,54706822234383</text:p>
          </table:table-cell>
          <table:table-cell table:formula="of:=AVERAGE([.E20:.E25])" office:value-type="float" office:value="0.454181624361655" calcext:value-type="float">
            <text:p>0,454181624361655</text:p>
          </table:table-cell>
          <table:table-cell table:formula="of:=AVERAGE([.F20:.F25])" office:value-type="float" office:value="0.294964234077021" calcext:value-type="float">
            <text:p>0,294964234077021</text:p>
          </table:table-cell>
          <table:table-cell table:formula="of:=AVERAGE([.G20:.G25])" office:value-type="float" office:value="0.403662041453352" calcext:value-type="float">
            <text:p>0,403662041453352</text:p>
          </table:table-cell>
          <table:table-cell table:formula="of:=AVERAGE([.H20:.H25])" office:value-type="float" office:value="0.893034873366299" calcext:value-type="float">
            <text:p>0,893034873366299</text:p>
          </table:table-cell>
        </table:table-row>
      </table:table>
      <table:table table:name="4-vahadane_and_sethi_(2013)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6" table:default-cell-style-name="Default"/>
        <table:table-row table:style-name="ro1"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Displasia type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f1/dice</text:p>
          </table:table-cell>
          <table:table-cell table:style-name="ce4" office:value-type="string" calcext:value-type="string">
            <text:p>jaccard</text:p>
          </table:table-cell>
          <table:table-cell table:style-name="ce4" office:value-type="string" calcext:value-type="string">
            <text:p>sensitivity/recall</text:p>
          </table:table-cell>
          <table:table-cell table:style-name="ce4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647705078125" calcext:value-type="float">
            <text:p>0,647705078125</text:p>
          </table:table-cell>
          <table:table-cell office:value-type="float" office:value="0.651397352384955" calcext:value-type="float">
            <text:p>0,651397352384955</text:p>
          </table:table-cell>
          <table:table-cell office:value-type="float" office:value="0.234830694644345" calcext:value-type="float">
            <text:p>0,234830694644345</text:p>
          </table:table-cell>
          <table:table-cell office:value-type="float" office:value="0.133035790919234" calcext:value-type="float">
            <text:p>0,133035790919234</text:p>
          </table:table-cell>
          <table:table-cell office:value-type="float" office:value="0.143233377997505" calcext:value-type="float">
            <text:p>0,143233377997505</text:p>
          </table:table-cell>
          <table:table-cell office:value-type="float" office:value="0.953530713425394" calcext:value-type="float">
            <text:p>0,953530713425394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681815011160714" calcext:value-type="float">
            <text:p>0,681815011160714</text:p>
          </table:table-cell>
          <table:table-cell office:value-type="float" office:value="0.77193159631051" calcext:value-type="float">
            <text:p>0,77193159631051</text:p>
          </table:table-cell>
          <table:table-cell office:value-type="float" office:value="0.556888554290016" calcext:value-type="float">
            <text:p>0,556888554290016</text:p>
          </table:table-cell>
          <table:table-cell office:value-type="float" office:value="0.385894350672299" calcext:value-type="float">
            <text:p>0,385894350672299</text:p>
          </table:table-cell>
          <table:table-cell office:value-type="float" office:value="0.435553107430482" calcext:value-type="float">
            <text:p>0,435553107430482</text:p>
          </table:table-cell>
          <table:table-cell office:value-type="float" office:value="0.890796260477111" calcext:value-type="float">
            <text:p>0,890796260477111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668613978794643" calcext:value-type="float">
            <text:p>0,668613978794643</text:p>
          </table:table-cell>
          <table:table-cell office:value-type="float" office:value="0.643345085940943" calcext:value-type="float">
            <text:p>0,643345085940943</text:p>
          </table:table-cell>
          <table:table-cell office:value-type="float" office:value="0.235045487480879" calcext:value-type="float">
            <text:p>0,235045487480879</text:p>
          </table:table-cell>
          <table:table-cell office:value-type="float" office:value="0.133173680009123" calcext:value-type="float">
            <text:p>0,133173680009123</text:p>
          </table:table-cell>
          <table:table-cell office:value-type="float" office:value="0.143789401103231" calcext:value-type="float">
            <text:p>0,143789401103231</text:p>
          </table:table-cell>
          <table:table-cell office:value-type="float" office:value="0.956303995680346" calcext:value-type="float">
            <text:p>0,956303995680346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624755859375" calcext:value-type="float">
            <text:p>0,624755859375</text:p>
          </table:table-cell>
          <table:table-cell office:value-type="float" office:value="0.726262918960688" calcext:value-type="float">
            <text:p>0,726262918960688</text:p>
          </table:table-cell>
          <table:table-cell office:value-type="float" office:value="0.258945483348831" calcext:value-type="float">
            <text:p>0,258945483348831</text:p>
          </table:table-cell>
          <table:table-cell office:value-type="float" office:value="0.148729106913263" calcext:value-type="float">
            <text:p>0,148729106913263</text:p>
          </table:table-cell>
          <table:table-cell office:value-type="float" office:value="0.157561660484902" calcext:value-type="float">
            <text:p>0,157561660484902</text:p>
          </table:table-cell>
          <table:table-cell office:value-type="float" office:value="0.957680648677707" calcext:value-type="float">
            <text:p>0,957680648677707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646440778459821" calcext:value-type="float">
            <text:p>0,646440778459821</text:p>
          </table:table-cell>
          <table:table-cell office:value-type="float" office:value="0.891000753317494" calcext:value-type="float">
            <text:p>0,891000753317494</text:p>
          </table:table-cell>
          <table:table-cell office:value-type="float" office:value="0.431298298761588" calcext:value-type="float">
            <text:p>0,431298298761588</text:p>
          </table:table-cell>
          <table:table-cell office:value-type="float" office:value="0.27493965131873" calcext:value-type="float">
            <text:p>0,27493965131873</text:p>
          </table:table-cell>
          <table:table-cell office:value-type="float" office:value="0.284508918658871" calcext:value-type="float">
            <text:p>0,284508918658871</text:p>
          </table:table-cell>
          <table:table-cell office:value-type="float" office:value="0.96898291669415" calcext:value-type="float">
            <text:p>0,96898291669415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673043387276786" calcext:value-type="float">
            <text:p>0,673043387276786</text:p>
          </table:table-cell>
          <table:table-cell office:value-type="float" office:value="0.899778106508876" calcext:value-type="float">
            <text:p>0,899778106508876</text:p>
          </table:table-cell>
          <table:table-cell office:value-type="float" office:value="0.509355454949886" calcext:value-type="float">
            <text:p>0,509355454949886</text:p>
          </table:table-cell>
          <table:table-cell office:value-type="float" office:value="0.34170148520066" calcext:value-type="float">
            <text:p>0,34170148520066</text:p>
          </table:table-cell>
          <table:table-cell office:value-type="float" office:value="0.355221374603059" calcext:value-type="float">
            <text:p>0,355221374603059</text:p>
          </table:table-cell>
          <table:table-cell office:value-type="float" office:value="0.963802718135372" calcext:value-type="float">
            <text:p>0,963802718135372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745858328683036" calcext:value-type="float">
            <text:p>0,745858328683036</text:p>
          </table:table-cell>
          <table:table-cell office:value-type="float" office:value="0.283961767140814" calcext:value-type="float">
            <text:p>0,283961767140814</text:p>
          </table:table-cell>
          <table:table-cell office:value-type="float" office:value="0.205652304254217" calcext:value-type="float">
            <text:p>0,205652304254217</text:p>
          </table:table-cell>
          <table:table-cell office:value-type="float" office:value="0.114611178614824" calcext:value-type="float">
            <text:p>0,114611178614824</text:p>
          </table:table-cell>
          <table:table-cell office:value-type="float" office:value="0.161197983423054" calcext:value-type="float">
            <text:p>0,161197983423054</text:p>
          </table:table-cell>
          <table:table-cell office:value-type="float" office:value="0.895773536951425" calcext:value-type="float">
            <text:p>0,895773536951425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735203334263393" calcext:value-type="float">
            <text:p>0,735203334263393</text:p>
          </table:table-cell>
          <table:table-cell office:value-type="float" office:value="0.863552216051399" calcext:value-type="float">
            <text:p>0,863552216051399</text:p>
          </table:table-cell>
          <table:table-cell office:value-type="float" office:value="0.510879543880559" calcext:value-type="float">
            <text:p>0,510879543880559</text:p>
          </table:table-cell>
          <table:table-cell office:value-type="float" office:value="0.343074693374289" calcext:value-type="float">
            <text:p>0,343074693374289</text:p>
          </table:table-cell>
          <table:table-cell office:value-type="float" office:value="0.362738146970702" calcext:value-type="float">
            <text:p>0,362738146970702</text:p>
          </table:table-cell>
          <table:table-cell office:value-type="float" office:value="0.964686817445219" calcext:value-type="float">
            <text:p>0,964686817445219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644182477678571" calcext:value-type="float">
            <text:p>0,644182477678571</text:p>
          </table:table-cell>
          <table:table-cell office:value-type="float" office:value="0.815452468250173" calcext:value-type="float">
            <text:p>0,815452468250173</text:p>
          </table:table-cell>
          <table:table-cell office:value-type="float" office:value="0.429258741258741" calcext:value-type="float">
            <text:p>0,429258741258741</text:p>
          </table:table-cell>
          <table:table-cell office:value-type="float" office:value="0.273284182783061" calcext:value-type="float">
            <text:p>0,273284182783061</text:p>
          </table:table-cell>
          <table:table-cell office:value-type="float" office:value="0.291300468859741" calcext:value-type="float">
            <text:p>0,291300468859741</text:p>
          </table:table-cell>
          <table:table-cell office:value-type="float" office:value="0.943990194655442" calcext:value-type="float">
            <text:p>0,943990194655442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764247349330357" calcext:value-type="float">
            <text:p>0,764247349330357</text:p>
          </table:table-cell>
          <table:table-cell office:value-type="float" office:value="0.905443609022556" calcext:value-type="float">
            <text:p>0,905443609022556</text:p>
          </table:table-cell>
          <table:table-cell office:value-type="float" office:value="0.526844463110738" calcext:value-type="float">
            <text:p>0,526844463110738</text:p>
          </table:table-cell>
          <table:table-cell office:value-type="float" office:value="0.357629897127652" calcext:value-type="float">
            <text:p>0,357629897127652</text:p>
          </table:table-cell>
          <table:table-cell office:value-type="float" office:value="0.371504726177842" calcext:value-type="float">
            <text:p>0,371504726177842</text:p>
          </table:table-cell>
          <table:table-cell office:value-type="float" office:value="0.97880516118594" calcext:value-type="float">
            <text:p>0,97880516118594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413408551897322" calcext:value-type="float">
            <text:p>0,413408551897322</text:p>
          </table:table-cell>
          <table:table-cell office:value-type="float" office:value="0.200676082161171" calcext:value-type="float">
            <text:p>0,200676082161171</text:p>
          </table:table-cell>
          <table:table-cell office:value-type="float" office:value="0.294034314497088" calcext:value-type="float">
            <text:p>0,294034314497088</text:p>
          </table:table-cell>
          <table:table-cell office:value-type="float" office:value="0.17235652334379" calcext:value-type="float">
            <text:p>0,17235652334379</text:p>
          </table:table-cell>
          <table:table-cell office:value-type="float" office:value="0.549821435579451" calcext:value-type="float">
            <text:p>0,549821435579451</text:p>
          </table:table-cell>
          <table:table-cell office:value-type="float" office:value="0.374443709574361" calcext:value-type="float">
            <text:p>0,374443709574361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741856166294643" calcext:value-type="float">
            <text:p>0,741856166294643</text:p>
          </table:table-cell>
          <table:table-cell office:value-type="float" office:value="0.93885466575405" calcext:value-type="float">
            <text:p>0,93885466575405</text:p>
          </table:table-cell>
          <table:table-cell office:value-type="float" office:value="0.454729630175335" calcext:value-type="float">
            <text:p>0,454729630175335</text:p>
          </table:table-cell>
          <table:table-cell office:value-type="float" office:value="0.294271888631975" calcext:value-type="float">
            <text:p>0,294271888631975</text:p>
          </table:table-cell>
          <table:table-cell office:value-type="float" office:value="0.300021872797531" calcext:value-type="float">
            <text:p>0,300021872797531</text:p>
          </table:table-cell>
          <table:table-cell office:value-type="float" office:value="0.989067322989897" calcext:value-type="float">
            <text:p>0,989067322989897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765938895089286" calcext:value-type="float">
            <text:p>0,765938895089286</text:p>
          </table:table-cell>
          <table:table-cell office:value-type="float" office:value="0.57310416384716" calcext:value-type="float">
            <text:p>0,57310416384716</text:p>
          </table:table-cell>
          <table:table-cell office:value-type="float" office:value="0.486258899180893" calcext:value-type="float">
            <text:p>0,486258899180893</text:p>
          </table:table-cell>
          <table:table-cell office:value-type="float" office:value="0.321229897845656" calcext:value-type="float">
            <text:p>0,321229897845656</text:p>
          </table:table-cell>
          <table:table-cell office:value-type="float" office:value="0.422270234336048" calcext:value-type="float">
            <text:p>0,422270234336048</text:p>
          </table:table-cell>
          <table:table-cell office:value-type="float" office:value="0.888148174414619" calcext:value-type="float">
            <text:p>0,888148174414619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726710728236607" calcext:value-type="float">
            <text:p>0,726710728236607</text:p>
          </table:table-cell>
          <table:table-cell office:value-type="float" office:value="0.574818474436709" calcext:value-type="float">
            <text:p>0,574818474436709</text:p>
          </table:table-cell>
          <table:table-cell office:value-type="float" office:value="0.328858054431383" calcext:value-type="float">
            <text:p>0,328858054431383</text:p>
          </table:table-cell>
          <table:table-cell office:value-type="float" office:value="0.196786428168725" calcext:value-type="float">
            <text:p>0,196786428168725</text:p>
          </table:table-cell>
          <table:table-cell office:value-type="float" office:value="0.230310119368964" calcext:value-type="float">
            <text:p>0,230310119368964</text:p>
          </table:table-cell>
          <table:table-cell office:value-type="float" office:value="0.930174808841246" calcext:value-type="float">
            <text:p>0,930174808841246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804356166294643" calcext:value-type="float">
            <text:p>0,804356166294643</text:p>
          </table:table-cell>
          <table:table-cell office:value-type="float" office:value="0.685871475510048" calcext:value-type="float">
            <text:p>0,685871475510048</text:p>
          </table:table-cell>
          <table:table-cell office:value-type="float" office:value="0.444466452092102" calcext:value-type="float">
            <text:p>0,444466452092102</text:p>
          </table:table-cell>
          <table:table-cell office:value-type="float" office:value="0.28573247596613" calcext:value-type="float">
            <text:p>0,28573247596613</text:p>
          </table:table-cell>
          <table:table-cell office:value-type="float" office:value="0.328755081859136" calcext:value-type="float">
            <text:p>0,328755081859136</text:p>
          </table:table-cell>
          <table:table-cell office:value-type="float" office:value="0.952955312696687" calcext:value-type="float">
            <text:p>0,952955312696687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686758858816964" calcext:value-type="float">
            <text:p>0,686758858816964</text:p>
          </table:table-cell>
          <table:table-cell office:value-type="float" office:value="0.83111516256457" calcext:value-type="float">
            <text:p>0,83111516256457</text:p>
          </table:table-cell>
          <table:table-cell office:value-type="float" office:value="0.43225816647439" calcext:value-type="float">
            <text:p>0,43225816647439</text:p>
          </table:table-cell>
          <table:table-cell office:value-type="float" office:value="0.275720247575654" calcext:value-type="float">
            <text:p>0,275720247575654</text:p>
          </table:table-cell>
          <table:table-cell office:value-type="float" office:value="0.292084917346547" calcext:value-type="float">
            <text:p>0,292084917346547</text:p>
          </table:table-cell>
          <table:table-cell office:value-type="float" office:value="0.95905166062535" calcext:value-type="float">
            <text:p>0,95905166062535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712428501674107" calcext:value-type="float">
            <text:p>0,712428501674107</text:p>
          </table:table-cell>
          <table:table-cell office:value-type="float" office:value="0.808765327969896" calcext:value-type="float">
            <text:p>0,808765327969896</text:p>
          </table:table-cell>
          <table:table-cell office:value-type="float" office:value="0.601885494248156" calcext:value-type="float">
            <text:p>0,601885494248156</text:p>
          </table:table-cell>
          <table:table-cell office:value-type="float" office:value="0.430497996960906" calcext:value-type="float">
            <text:p>0,430497996960906</text:p>
          </table:table-cell>
          <table:table-cell office:value-type="float" office:value="0.479285618163293" calcext:value-type="float">
            <text:p>0,479285618163293</text:p>
          </table:table-cell>
          <table:table-cell office:value-type="float" office:value="0.905937355395638" calcext:value-type="float">
            <text:p>0,905937355395638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659955705915179" calcext:value-type="float">
            <text:p>0,659955705915179</text:p>
          </table:table-cell>
          <table:table-cell office:value-type="float" office:value="0.864522632059722" calcext:value-type="float">
            <text:p>0,864522632059722</text:p>
          </table:table-cell>
          <table:table-cell office:value-type="float" office:value="0.584635375062573" calcext:value-type="float">
            <text:p>0,584635375062573</text:p>
          </table:table-cell>
          <table:table-cell office:value-type="float" office:value="0.413063435924449" calcext:value-type="float">
            <text:p>0,413063435924449</text:p>
          </table:table-cell>
          <table:table-cell office:value-type="float" office:value="0.441651647785788" calcext:value-type="float">
            <text:p>0,441651647785788</text:p>
          </table:table-cell>
          <table:table-cell office:value-type="float" office:value="0.918144792935445" calcext:value-type="float">
            <text:p>0,918144792935445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76727294921875" calcext:value-type="float">
            <text:p>0,76727294921875</text:p>
          </table:table-cell>
          <table:table-cell office:value-type="float" office:value="0.515010281014393" calcext:value-type="float">
            <text:p>0,515010281014393</text:p>
          </table:table-cell>
          <table:table-cell office:value-type="float" office:value="0.457863628054354" calcext:value-type="float">
            <text:p>0,457863628054354</text:p>
          </table:table-cell>
          <table:table-cell office:value-type="float" office:value="0.296902165323218" calcext:value-type="float">
            <text:p>0,296902165323218</text:p>
          </table:table-cell>
          <table:table-cell office:value-type="float" office:value="0.412132514260641" calcext:value-type="float">
            <text:p>0,412132514260641</text:p>
          </table:table-cell>
          <table:table-cell office:value-type="float" office:value="0.8784749255782" calcext:value-type="float">
            <text:p>0,8784749255782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772225516183036" calcext:value-type="float">
            <text:p>0,772225516183036</text:p>
          </table:table-cell>
          <table:table-cell office:value-type="float" office:value="0.788857185763628" calcext:value-type="float">
            <text:p>0,788857185763628</text:p>
          </table:table-cell>
          <table:table-cell office:value-type="float" office:value="0.546798285942298" calcext:value-type="float">
            <text:p>0,546798285942298</text:p>
          </table:table-cell>
          <table:table-cell office:value-type="float" office:value="0.376271429253617" calcext:value-type="float">
            <text:p>0,376271429253617</text:p>
          </table:table-cell>
          <table:table-cell office:value-type="float" office:value="0.418410152931181" calcext:value-type="float">
            <text:p>0,418410152931181</text:p>
          </table:table-cell>
          <table:table-cell office:value-type="float" office:value="0.945237847943498" calcext:value-type="float">
            <text:p>0,945237847943498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702427455357143" calcext:value-type="float">
            <text:p>0,702427455357143</text:p>
          </table:table-cell>
          <table:table-cell office:value-type="float" office:value="0.451868310696626" calcext:value-type="float">
            <text:p>0,451868310696626</text:p>
          </table:table-cell>
          <table:table-cell office:value-type="float" office:value="0.458337301209409" calcext:value-type="float">
            <text:p>0,458337301209409</text:p>
          </table:table-cell>
          <table:table-cell office:value-type="float" office:value="0.29730063623448" calcext:value-type="float">
            <text:p>0,29730063623448</text:p>
          </table:table-cell>
          <table:table-cell office:value-type="float" office:value="0.464994203271931" calcext:value-type="float">
            <text:p>0,464994203271931</text:p>
          </table:table-cell>
          <table:table-cell office:value-type="float" office:value="0.790580611220049" calcext:value-type="float">
            <text:p>0,790580611220049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08942522321429" calcext:value-type="float">
            <text:p>0,808942522321429</text:p>
          </table:table-cell>
          <table:table-cell office:value-type="float" office:value="0.686206351714331" calcext:value-type="float">
            <text:p>0,686206351714331</text:p>
          </table:table-cell>
          <table:table-cell office:value-type="float" office:value="0.442215660319723" calcext:value-type="float">
            <text:p>0,442215660319723</text:p>
          </table:table-cell>
          <table:table-cell office:value-type="float" office:value="0.283874763056409" calcext:value-type="float">
            <text:p>0,283874763056409</text:p>
          </table:table-cell>
          <table:table-cell office:value-type="float" office:value="0.326222489296177" calcext:value-type="float">
            <text:p>0,326222489296177</text:p>
          </table:table-cell>
          <table:table-cell office:value-type="float" office:value="0.954895414594263" calcext:value-type="float">
            <text:p>0,954895414594263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778669084821429" calcext:value-type="float">
            <text:p>0,778669084821429</text:p>
          </table:table-cell>
          <table:table-cell office:value-type="float" office:value="0.419840433539064" calcext:value-type="float">
            <text:p>0,419840433539064</text:p>
          </table:table-cell>
          <table:table-cell office:value-type="float" office:value="0.46779604159678" calcext:value-type="float">
            <text:p>0,46779604159678</text:p>
          </table:table-cell>
          <table:table-cell office:value-type="float" office:value="0.305309250136836" calcext:value-type="float">
            <text:p>0,305309250136836</text:p>
          </table:table-cell>
          <table:table-cell office:value-type="float" office:value="0.528119674304109" calcext:value-type="float">
            <text:p>0,528119674304109</text:p>
          </table:table-cell>
          <table:table-cell office:value-type="float" office:value="0.835235774443162" calcext:value-type="float">
            <text:p>0,835235774443162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17888532366071" calcext:value-type="float">
            <text:p>0,817888532366071</text:p>
          </table:table-cell>
          <table:table-cell office:value-type="float" office:value="0.556612002791347" calcext:value-type="float">
            <text:p>0,556612002791347</text:p>
          </table:table-cell>
          <table:table-cell office:value-type="float" office:value="0.549967679379444" calcext:value-type="float">
            <text:p>0,549967679379444</text:p>
          </table:table-cell>
          <table:table-cell office:value-type="float" office:value="0.379279600570613" calcext:value-type="float">
            <text:p>0,379279600570613</text:p>
          </table:table-cell>
          <table:table-cell office:value-type="float" office:value="0.543480112426539" calcext:value-type="float">
            <text:p>0,543480112426539</text:p>
          </table:table-cell>
          <table:table-cell office:value-type="float" office:value="0.888538034778414" calcext:value-type="float">
            <text:p>0,88853803477841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6" table:formula="of:=AVERAGE([.C2:.C25])" office:value-type="float" office:value="0.707946050734747" calcext:value-type="float">
            <text:p>0,707946050734747</text:p>
          </table:table-cell>
          <table:table-cell table:style-name="ce6" table:formula="of:=AVERAGE([.D2:.D25])" office:value-type="float" office:value="0.68117701765463" calcext:value-type="float">
            <text:p>0,68117701765463</text:p>
          </table:table-cell>
          <table:table-cell table:style-name="ce6" table:formula="of:=AVERAGE([.E2:.E25])" office:value-type="float" office:value="0.435379333693489" calcext:value-type="float">
            <text:p>0,435379333693489</text:p>
          </table:table-cell>
          <table:table-cell table:style-name="ce6" table:formula="of:=AVERAGE([.F2:.F25])" office:value-type="float" office:value="0.284777948163566" calcext:value-type="float">
            <text:p>0,284777948163566</text:p>
          </table:table-cell>
          <table:table-cell table:style-name="ce6" table:formula="of:=AVERAGE([.G2:.G25])" office:value-type="float" office:value="0.35184038497653" calcext:value-type="float">
            <text:p>0,35184038497653</text:p>
          </table:table-cell>
          <table:table-cell table:style-name="ce6" table:formula="of:=AVERAGE([.H2:.H25])" office:value-type="float" office:value="0.903551612889956" calcext:value-type="float">
            <text:p>0,903551612889956</text:p>
          </table:table-cell>
        </table:table-row>
        <table:table-row table:style-name="ro1">
          <table:table-cell table:style-name="Default" table:number-columns-repeated="2"/>
          <table:table-cell table:style-name="ce7" office:value-type="string" calcext:value-type="string">
            <text:p>(tp + tn) / (tp + tn + fp + fn)</text:p>
          </table:table-cell>
          <table:table-cell table:style-name="ce7" office:value-type="string" calcext:value-type="string">
            <text:p>tp / (tp + fp)</text:p>
          </table:table-cell>
          <table:table-cell table:style-name="ce7" office:value-type="string" calcext:value-type="string">
            <text:p>(2*tp)/(2*tp + fp + fn)</text:p>
          </table:table-cell>
          <table:table-cell table:style-name="ce7" office:value-type="string" calcext:value-type="string">
            <text:p>tp / (tp + fp + fn)</text:p>
          </table:table-cell>
          <table:table-cell table:style-name="ce7" office:value-type="string" calcext:value-type="string">
            <text:p>tp/(tp + fn)</text:p>
          </table:table-cell>
          <table:table-cell table:style-name="ce7" office:value-type="string" calcext:value-type="string">
            <text:p>tn/(tn + fp)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67412603469122" calcext:value-type="float">
            <text:p>0,67412603469122</text:p>
          </table:table-cell>
          <table:table-cell table:formula="of:=AVERAGE([.D8:.D13])" office:value-type="float" office:value="0.667990134730027" calcext:value-type="float">
            <text:p>0,667990134730027</text:p>
          </table:table-cell>
          <table:table-cell table:formula="of:=AVERAGE([.E8:.E13])" office:value-type="float" office:value="0.403566499529446" calcext:value-type="float">
            <text:p>0,403566499529446</text:p>
          </table:table-cell>
          <table:table-cell table:formula="of:=AVERAGE([.F8:.F13])" office:value-type="float" office:value="0.259204727312598" calcext:value-type="float">
            <text:p>0,259204727312598</text:p>
          </table:table-cell>
          <table:table-cell table:formula="of:=AVERAGE([.G8:.G13])" office:value-type="float" office:value="0.339430772301387" calcext:value-type="float">
            <text:p>0,339430772301387</text:p>
          </table:table-cell>
          <table:table-cell table:formula="of:=AVERAGE([.H8:.H13])" office:value-type="float" office:value="0.857794457133714" calcext:value-type="float">
            <text:p>0,85779445713371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657062348865327" calcext:value-type="float">
            <text:p>0,657062348865327</text:p>
          </table:table-cell>
          <table:table-cell table:formula="of:=AVERAGE([.D2:.D7])" office:value-type="float" office:value="0.763952635570578" calcext:value-type="float">
            <text:p>0,763952635570578</text:p>
          </table:table-cell>
          <table:table-cell table:formula="of:=AVERAGE([.E2:.E7])" office:value-type="float" office:value="0.371060662245924" calcext:value-type="float">
            <text:p>0,371060662245924</text:p>
          </table:table-cell>
          <table:table-cell table:formula="of:=AVERAGE([.F2:.F7])" office:value-type="float" office:value="0.236245677505552" calcext:value-type="float">
            <text:p>0,236245677505552</text:p>
          </table:table-cell>
          <table:table-cell table:formula="of:=AVERAGE([.G2:.G7])" office:value-type="float" office:value="0.253311306713008" calcext:value-type="float">
            <text:p>0,253311306713008</text:p>
          </table:table-cell>
          <table:table-cell table:formula="of:=AVERAGE([.H2:.H7])" office:value-type="float" office:value="0.948516208848347" calcext:value-type="float">
            <text:p>0,948516208848347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726024809337798" calcext:value-type="float">
            <text:p>0,726024809337798</text:p>
          </table:table-cell>
          <table:table-cell table:formula="of:=AVERAGE([.D14:.D19])" office:value-type="float" office:value="0.723032872731351" calcext:value-type="float">
            <text:p>0,723032872731351</text:p>
          </table:table-cell>
          <table:table-cell table:formula="of:=AVERAGE([.E14:.E19])" office:value-type="float" office:value="0.479727073581583" calcext:value-type="float">
            <text:p>0,479727073581583</text:p>
          </table:table-cell>
          <table:table-cell table:formula="of:=AVERAGE([.F14:.F19])" office:value-type="float" office:value="0.32050508040692" calcext:value-type="float">
            <text:p>0,32050508040692</text:p>
          </table:table-cell>
          <table:table-cell table:formula="of:=AVERAGE([.G14:.G19])" office:value-type="float" office:value="0.365726269809963" calcext:value-type="float">
            <text:p>0,365726269809963</text:p>
          </table:table-cell>
          <table:table-cell table:formula="of:=AVERAGE([.H14:.H19])" office:value-type="float" office:value="0.925735350818164" calcext:value-type="float">
            <text:p>0,92573535081816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774571010044643" calcext:value-type="float">
            <text:p>0,774571010044643</text:p>
          </table:table-cell>
          <table:table-cell table:formula="of:=AVERAGE([.D20:.D25])" office:value-type="float" office:value="0.569732427586565" calcext:value-type="float">
            <text:p>0,569732427586565</text:p>
          </table:table-cell>
          <table:table-cell table:formula="of:=AVERAGE([.E20:.E25])" office:value-type="float" office:value="0.487163099417001" calcext:value-type="float">
            <text:p>0,487163099417001</text:p>
          </table:table-cell>
          <table:table-cell table:formula="of:=AVERAGE([.F20:.F25])" office:value-type="float" office:value="0.323156307429195" calcext:value-type="float">
            <text:p>0,323156307429195</text:p>
          </table:table-cell>
          <table:table-cell table:formula="of:=AVERAGE([.G20:.G25])" office:value-type="float" office:value="0.448893191081763" calcext:value-type="float">
            <text:p>0,448893191081763</text:p>
          </table:table-cell>
          <table:table-cell table:formula="of:=AVERAGE([.H20:.H25])" office:value-type="float" office:value="0.882160434759598" calcext:value-type="float">
            <text:p>0,882160434759598</text:p>
          </table:table-cell>
        </table:table-row>
      </table:table>
      <table:table table:name="5-wienert_et_al_(2012)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6" table:default-cell-style-name="Default"/>
        <table:table-row table:style-name="ro1"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Displasia type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f1/dice</text:p>
          </table:table-cell>
          <table:table-cell table:style-name="ce4" office:value-type="string" calcext:value-type="string">
            <text:p>jaccard</text:p>
          </table:table-cell>
          <table:table-cell table:style-name="ce4" office:value-type="string" calcext:value-type="string">
            <text:p>sensitivity/recall</text:p>
          </table:table-cell>
          <table:table-cell table:style-name="ce4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662562779017857" calcext:value-type="float">
            <text:p>0,662562779017857</text:p>
          </table:table-cell>
          <table:table-cell office:value-type="float" office:value="0.966246441642944" calcext:value-type="float">
            <text:p>0,966246441642944</text:p>
          </table:table-cell>
          <table:table-cell office:value-type="float" office:value="0.197162061239731" calcext:value-type="float">
            <text:p>0,197162061239731</text:p>
          </table:table-cell>
          <table:table-cell office:value-type="float" office:value="0.109362054681027" calcext:value-type="float">
            <text:p>0,109362054681027</text:p>
          </table:table-cell>
          <table:table-cell office:value-type="float" office:value="0.109781453587765" calcext:value-type="float">
            <text:p>0,109781453587765</text:p>
          </table:table-cell>
          <table:table-cell office:value-type="float" office:value="0.997675135150276" calcext:value-type="float">
            <text:p>0,997675135150276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59564208984375" calcext:value-type="float">
            <text:p>0,59564208984375</text:p>
          </table:table-cell>
          <table:table-cell office:value-type="float" office:value="0.948135447921132" calcext:value-type="float">
            <text:p>0,948135447921132</text:p>
          </table:table-cell>
          <table:table-cell office:value-type="float" office:value="0.222509095176622" calcext:value-type="float">
            <text:p>0,222509095176622</text:p>
          </table:table-cell>
          <table:table-cell office:value-type="float" office:value="0.125181566090057" calcext:value-type="float">
            <text:p>0,125181566090057</text:p>
          </table:table-cell>
          <table:table-cell office:value-type="float" office:value="0.126044674061693" calcext:value-type="float">
            <text:p>0,126044674061693</text:p>
          </table:table-cell>
          <table:table-cell office:value-type="float" office:value="0.994148936170213" calcext:value-type="float">
            <text:p>0,994148936170213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695765904017857" calcext:value-type="float">
            <text:p>0,695765904017857</text:p>
          </table:table-cell>
          <table:table-cell office:value-type="float" office:value="0.906774836322231" calcext:value-type="float">
            <text:p>0,906774836322231</text:p>
          </table:table-cell>
          <table:table-cell office:value-type="float" office:value="0.267498005626233" calcext:value-type="float">
            <text:p>0,267498005626233</text:p>
          </table:table-cell>
          <table:table-cell office:value-type="float" office:value="0.154399825509536" calcext:value-type="float">
            <text:p>0,154399825509536</text:p>
          </table:table-cell>
          <table:table-cell office:value-type="float" office:value="0.156890267927502" calcext:value-type="float">
            <text:p>0,156890267927502</text:p>
          </table:table-cell>
          <table:table-cell office:value-type="float" office:value="0.991158207343412" calcext:value-type="float">
            <text:p>0,991158207343412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640877859933036" calcext:value-type="float">
            <text:p>0,640877859933036</text:p>
          </table:table-cell>
          <table:table-cell office:value-type="float" office:value="0.89163270198993" calcext:value-type="float">
            <text:p>0,89163270198993</text:p>
          </table:table-cell>
          <table:table-cell office:value-type="float" office:value="0.265344344755008" calcext:value-type="float">
            <text:p>0,265344344755008</text:p>
          </table:table-cell>
          <table:table-cell office:value-type="float" office:value="0.152966580976864" calcext:value-type="float">
            <text:p>0,152966580976864</text:p>
          </table:table-cell>
          <table:table-cell office:value-type="float" office:value="0.155864294545378" calcext:value-type="float">
            <text:p>0,155864294545378</text:p>
          </table:table-cell>
          <table:table-cell office:value-type="float" office:value="0.986500813833679" calcext:value-type="float">
            <text:p>0,986500813833679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637337820870536" calcext:value-type="float">
            <text:p>0,637337820870536</text:p>
          </table:table-cell>
          <table:table-cell office:value-type="float" office:value="0.914342762063228" calcext:value-type="float">
            <text:p>0,914342762063228</text:p>
          </table:table-cell>
          <table:table-cell office:value-type="float" office:value="0.397805093457267" calcext:value-type="float">
            <text:p>0,397805093457267</text:p>
          </table:table-cell>
          <table:table-cell office:value-type="float" office:value="0.24828757839186" calcext:value-type="float">
            <text:p>0,24828757839186</text:p>
          </table:table-cell>
          <table:table-cell office:value-type="float" office:value="0.254200281252313" calcext:value-type="float">
            <text:p>0,254200281252313</text:p>
          </table:table-cell>
          <table:table-cell office:value-type="float" office:value="0.978777785106523" calcext:value-type="float">
            <text:p>0,978777785106523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725367954799107" calcext:value-type="float">
            <text:p>0,725367954799107</text:p>
          </table:table-cell>
          <table:table-cell office:value-type="float" office:value="0.946627813350715" calcext:value-type="float">
            <text:p>0,946627813350715</text:p>
          </table:table-cell>
          <table:table-cell office:value-type="float" office:value="0.61054714064915" calcext:value-type="float">
            <text:p>0,61054714064915</text:p>
          </table:table-cell>
          <table:table-cell office:value-type="float" office:value="0.439415512761186" calcext:value-type="float">
            <text:p>0,439415512761186</text:p>
          </table:table-cell>
          <table:table-cell office:value-type="float" office:value="0.45057853049604" calcext:value-type="float">
            <text:p>0,45057853049604</text:p>
          </table:table-cell>
          <table:table-cell office:value-type="float" office:value="0.976758940795405" calcext:value-type="float">
            <text:p>0,976758940795405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808994838169643" calcext:value-type="float">
            <text:p>0,808994838169643</text:p>
          </table:table-cell>
          <table:table-cell office:value-type="float" office:value="0.660324925181702" calcext:value-type="float">
            <text:p>0,660324925181702</text:p>
          </table:table-cell>
          <table:table-cell office:value-type="float" office:value="0.219982908417604" calcext:value-type="float">
            <text:p>0,219982908417604</text:p>
          </table:table-cell>
          <table:table-cell office:value-type="float" office:value="0.123584716943389" calcext:value-type="float">
            <text:p>0,123584716943389</text:p>
          </table:table-cell>
          <table:table-cell office:value-type="float" office:value="0.131974707339998" calcext:value-type="float">
            <text:p>0,131974707339998</text:p>
          </table:table-cell>
          <table:table-cell office:value-type="float" office:value="0.98259240595079" calcext:value-type="float">
            <text:p>0,98259240595079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733555385044643" calcext:value-type="float">
            <text:p>0,733555385044643</text:p>
          </table:table-cell>
          <table:table-cell office:value-type="float" office:value="0.902969084787267" calcext:value-type="float">
            <text:p>0,902969084787267</text:p>
          </table:table-cell>
          <table:table-cell office:value-type="float" office:value="0.491191847880382" calcext:value-type="float">
            <text:p>0,491191847880382</text:p>
          </table:table-cell>
          <table:table-cell office:value-type="float" office:value="0.325549571819546" calcext:value-type="float">
            <text:p>0,325549571819546</text:p>
          </table:table-cell>
          <table:table-cell office:value-type="float" office:value="0.337351050934291" calcext:value-type="float">
            <text:p>0,337351050934291</text:p>
          </table:table-cell>
          <table:table-cell office:value-type="float" office:value="0.97766504614951" calcext:value-type="float">
            <text:p>0,97766504614951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65264892578125" calcext:value-type="float">
            <text:p>0,65264892578125</text:p>
          </table:table-cell>
          <table:table-cell office:value-type="float" office:value="0.901274681329668" calcext:value-type="float">
            <text:p>0,901274681329668</text:p>
          </table:table-cell>
          <table:table-cell office:value-type="float" office:value="0.420004367765888" calcext:value-type="float">
            <text:p>0,420004367765888</text:p>
          </table:table-cell>
          <table:table-cell office:value-type="float" office:value="0.265826284071432" calcext:value-type="float">
            <text:p>0,265826284071432</text:p>
          </table:table-cell>
          <table:table-cell office:value-type="float" office:value="0.273798902830242" calcext:value-type="float">
            <text:p>0,273798902830242</text:p>
          </table:table-cell>
          <table:table-cell office:value-type="float" office:value="0.974519005918686" calcext:value-type="float">
            <text:p>0,974519005918686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734348842075893" calcext:value-type="float">
            <text:p>0,734348842075893</text:p>
          </table:table-cell>
          <table:table-cell office:value-type="float" office:value="0.954512570085006" calcext:value-type="float">
            <text:p>0,954512570085006</text:p>
          </table:table-cell>
          <table:table-cell office:value-type="float" office:value="0.409290963026155" calcext:value-type="float">
            <text:p>0,409290963026155</text:p>
          </table:table-cell>
          <table:table-cell office:value-type="float" office:value="0.257300960460241" calcext:value-type="float">
            <text:p>0,257300960460241</text:p>
          </table:table-cell>
          <table:table-cell office:value-type="float" office:value="0.260495076383919" calcext:value-type="float">
            <text:p>0,260495076383919</text:p>
          </table:table-cell>
          <table:table-cell office:value-type="float" office:value="0.993218190888376" calcext:value-type="float">
            <text:p>0,993218190888376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796107700892857" calcext:value-type="float">
            <text:p>0,796107700892857</text:p>
          </table:table-cell>
          <table:table-cell office:value-type="float" office:value="0.62339649287984" calcext:value-type="float">
            <text:p>0,62339649287984</text:p>
          </table:table-cell>
          <table:table-cell office:value-type="float" office:value="0.311789981752899" calcext:value-type="float">
            <text:p>0,311789981752899</text:p>
          </table:table-cell>
          <table:table-cell office:value-type="float" office:value="0.18468672640424" calcext:value-type="float">
            <text:p>0,18468672640424</text:p>
          </table:table-cell>
          <table:table-cell office:value-type="float" office:value="0.207880381460696" calcext:value-type="float">
            <text:p>0,207880381460696</text:p>
          </table:table-cell>
          <table:table-cell office:value-type="float" office:value="0.964128375575907" calcext:value-type="float">
            <text:p>0,964128375575907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750627790178571" calcext:value-type="float">
            <text:p>0,750627790178571</text:p>
          </table:table-cell>
          <table:table-cell office:value-type="float" office:value="0.891971258981568" calcext:value-type="float">
            <text:p>0,891971258981568</text:p>
          </table:table-cell>
          <table:table-cell office:value-type="float" office:value="0.49958006718925" calcext:value-type="float">
            <text:p>0,49958006718925</text:p>
          </table:table-cell>
          <table:table-cell office:value-type="float" office:value="0.332960164194421" calcext:value-type="float">
            <text:p>0,332960164194421</text:p>
          </table:table-cell>
          <table:table-cell office:value-type="float" office:value="0.34695117505529" calcext:value-type="float">
            <text:p>0,34695117505529</text:p>
          </table:table-cell>
          <table:table-cell office:value-type="float" office:value="0.976489305285487" calcext:value-type="float">
            <text:p>0,976489305285487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771536690848214" calcext:value-type="float">
            <text:p>0,771536690848214</text:p>
          </table:table-cell>
          <table:table-cell office:value-type="float" office:value="0.939750849377124" calcext:value-type="float">
            <text:p>0,939750849377124</text:p>
          </table:table-cell>
          <table:table-cell office:value-type="float" office:value="0.240521739130435" calcext:value-type="float">
            <text:p>0,240521739130435</text:p>
          </table:table-cell>
          <table:table-cell office:value-type="float" office:value="0.136700602945537" calcext:value-type="float">
            <text:p>0,136700602945537</text:p>
          </table:table-cell>
          <table:table-cell office:value-type="float" office:value="0.13790925710487" calcext:value-type="float">
            <text:p>0,13790925710487</text:p>
          </table:table-cell>
          <table:table-cell office:value-type="float" office:value="0.99685590345496" calcext:value-type="float">
            <text:p>0,99685590345496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753670828683036" calcext:value-type="float">
            <text:p>0,753670828683036</text:p>
          </table:table-cell>
          <table:table-cell office:value-type="float" office:value="0.907867328953693" calcext:value-type="float">
            <text:p>0,907867328953693</text:p>
          </table:table-cell>
          <table:table-cell office:value-type="float" office:value="0.286284516080135" calcext:value-type="float">
            <text:p>0,286284516080135</text:p>
          </table:table-cell>
          <table:table-cell office:value-type="float" office:value="0.167054869239614" calcext:value-type="float">
            <text:p>0,167054869239614</text:p>
          </table:table-cell>
          <table:table-cell office:value-type="float" office:value="0.169935816687661" calcext:value-type="float">
            <text:p>0,169935816687661</text:p>
          </table:table-cell>
          <table:table-cell office:value-type="float" office:value="0.992931428711922" calcext:value-type="float">
            <text:p>0,992931428711922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793099539620536" calcext:value-type="float">
            <text:p>0,793099539620536</text:p>
          </table:table-cell>
          <table:table-cell office:value-type="float" office:value="0.962474120082816" calcext:value-type="float">
            <text:p>0,962474120082816</text:p>
          </table:table-cell>
          <table:table-cell office:value-type="float" office:value="0.238649854012256" calcext:value-type="float">
            <text:p>0,238649854012256</text:p>
          </table:table-cell>
          <table:table-cell office:value-type="float" office:value="0.1354925677645" calcext:value-type="float">
            <text:p>0,1354925677645</text:p>
          </table:table-cell>
          <table:table-cell office:value-type="float" office:value="0.136212137860308" calcext:value-type="float">
            <text:p>0,136212137860308</text:p>
          </table:table-cell>
          <table:table-cell office:value-type="float" office:value="0.998340676317446" calcext:value-type="float">
            <text:p>0,998340676317446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670244489397321" calcext:value-type="float">
            <text:p>0,670244489397321</text:p>
          </table:table-cell>
          <table:table-cell office:value-type="float" office:value="0.910010019127425" calcext:value-type="float">
            <text:p>0,910010019127425</text:p>
          </table:table-cell>
          <table:table-cell office:value-type="float" office:value="0.345703361533537" calcext:value-type="float">
            <text:p>0,345703361533537</text:p>
          </table:table-cell>
          <table:table-cell office:value-type="float" office:value="0.20897301819703" calcext:value-type="float">
            <text:p>0,20897301819703</text:p>
          </table:table-cell>
          <table:table-cell office:value-type="float" office:value="0.213382597924053" calcext:value-type="float">
            <text:p>0,213382597924053</text:p>
          </table:table-cell>
          <table:table-cell office:value-type="float" office:value="0.98544190021513" calcext:value-type="float">
            <text:p>0,98544190021513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650503976004464" calcext:value-type="float">
            <text:p>0,650503976004464</text:p>
          </table:table-cell>
          <table:table-cell office:value-type="float" office:value="0.888375423066909" calcext:value-type="float">
            <text:p>0,888375423066909</text:p>
          </table:table-cell>
          <table:table-cell office:value-type="float" office:value="0.405129042311631" calcext:value-type="float">
            <text:p>0,405129042311631</text:p>
          </table:table-cell>
          <table:table-cell office:value-type="float" office:value="0.254019950867267" calcext:value-type="float">
            <text:p>0,254019950867267</text:p>
          </table:table-cell>
          <table:table-cell office:value-type="float" office:value="0.262394986254494" calcext:value-type="float">
            <text:p>0,262394986254494</text:p>
          </table:table-cell>
          <table:table-cell office:value-type="float" office:value="0.972634870992963" calcext:value-type="float">
            <text:p>0,972634870992963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574148995535714" calcext:value-type="float">
            <text:p>0,574148995535714</text:p>
          </table:table-cell>
          <table:table-cell office:value-type="float" office:value="0.896566114224395" calcext:value-type="float">
            <text:p>0,896566114224395</text:p>
          </table:table-cell>
          <table:table-cell office:value-type="float" office:value="0.381129780278263" calcext:value-type="float">
            <text:p>0,381129780278263</text:p>
          </table:table-cell>
          <table:table-cell office:value-type="float" office:value="0.235429483867938" calcext:value-type="float">
            <text:p>0,235429483867938</text:p>
          </table:table-cell>
          <table:table-cell office:value-type="float" office:value="0.242002445932029" calcext:value-type="float">
            <text:p>0,242002445932029</text:p>
          </table:table-cell>
          <table:table-cell office:value-type="float" office:value="0.966980054811206" calcext:value-type="float">
            <text:p>0,966980054811206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810041155133929" calcext:value-type="float">
            <text:p>0,810041155133929</text:p>
          </table:table-cell>
          <table:table-cell office:value-type="float" office:value="0.74645515774548" calcext:value-type="float">
            <text:p>0,74645515774548</text:p>
          </table:table-cell>
          <table:table-cell office:value-type="float" office:value="0.436063367156761" calcext:value-type="float">
            <text:p>0,436063367156761</text:p>
          </table:table-cell>
          <table:table-cell office:value-type="float" office:value="0.278824191466119" calcext:value-type="float">
            <text:p>0,278824191466119</text:p>
          </table:table-cell>
          <table:table-cell office:value-type="float" office:value="0.307993271902881" calcext:value-type="float">
            <text:p>0,307993271902881</text:p>
          </table:table-cell>
          <table:table-cell office:value-type="float" office:value="0.967242958552782" calcext:value-type="float">
            <text:p>0,967242958552782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733616420200893" calcext:value-type="float">
            <text:p>0,733616420200893</text:p>
          </table:table-cell>
          <table:table-cell office:value-type="float" office:value="0.950132894570308" calcext:value-type="float">
            <text:p>0,950132894570308</text:p>
          </table:table-cell>
          <table:table-cell office:value-type="float" office:value="0.32950729726764" calcext:value-type="float">
            <text:p>0,32950729726764</text:p>
          </table:table-cell>
          <table:table-cell office:value-type="float" office:value="0.197251563403227" calcext:value-type="float">
            <text:p>0,197251563403227</text:p>
          </table:table-cell>
          <table:table-cell office:value-type="float" office:value="0.199314995751912" calcext:value-type="float">
            <text:p>0,199314995751912</text:p>
          </table:table-cell>
          <table:table-cell office:value-type="float" office:value="0.994884711258828" calcext:value-type="float">
            <text:p>0,994884711258828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772024972098214" calcext:value-type="float">
            <text:p>0,772024972098214</text:p>
          </table:table-cell>
          <table:table-cell office:value-type="float" office:value="0.730198948948949" calcext:value-type="float">
            <text:p>0,730198948948949</text:p>
          </table:table-cell>
          <table:table-cell office:value-type="float" office:value="0.373117867075861" calcext:value-type="float">
            <text:p>0,373117867075861</text:p>
          </table:table-cell>
          <table:table-cell office:value-type="float" office:value="0.229345359153477" calcext:value-type="float">
            <text:p>0,229345359153477</text:p>
          </table:table-cell>
          <table:table-cell office:value-type="float" office:value="0.250579672806905" calcext:value-type="float">
            <text:p>0,250579672806905</text:p>
          </table:table-cell>
          <table:table-cell office:value-type="float" office:value="0.965624850542828" calcext:value-type="float">
            <text:p>0,965624850542828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18586077008929" calcext:value-type="float">
            <text:p>0,818586077008929</text:p>
          </table:table-cell>
          <table:table-cell office:value-type="float" office:value="0.863023952095808" calcext:value-type="float">
            <text:p>0,863023952095808</text:p>
          </table:table-cell>
          <table:table-cell office:value-type="float" office:value="0.399399572772935" calcext:value-type="float">
            <text:p>0,399399572772935</text:p>
          </table:table-cell>
          <table:table-cell office:value-type="float" office:value="0.249531092194488" calcext:value-type="float">
            <text:p>0,249531092194488</text:p>
          </table:table-cell>
          <table:table-cell office:value-type="float" office:value="0.259821227371742" calcext:value-type="float">
            <text:p>0,259821227371742</text:p>
          </table:table-cell>
          <table:table-cell office:value-type="float" office:value="0.987531511889351" calcext:value-type="float">
            <text:p>0,987531511889351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832101004464286" calcext:value-type="float">
            <text:p>0,832101004464286</text:p>
          </table:table-cell>
          <table:table-cell office:value-type="float" office:value="0.704914436156209" calcext:value-type="float">
            <text:p>0,704914436156209</text:p>
          </table:table-cell>
          <table:table-cell office:value-type="float" office:value="0.250214157775874" calcext:value-type="float">
            <text:p>0,250214157775874</text:p>
          </table:table-cell>
          <table:table-cell office:value-type="float" office:value="0.142997018113846" calcext:value-type="float">
            <text:p>0,142997018113846</text:p>
          </table:table-cell>
          <table:table-cell office:value-type="float" office:value="0.152101874644954" calcext:value-type="float">
            <text:p>0,152101874644954</text:p>
          </table:table-cell>
          <table:table-cell office:value-type="float" office:value="0.98562481296225" calcext:value-type="float">
            <text:p>0,98562481296225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48240443638393" calcext:value-type="float">
            <text:p>0,848240443638393</text:p>
          </table:table-cell>
          <table:table-cell office:value-type="float" office:value="0.864284857930704" calcext:value-type="float">
            <text:p>0,864284857930704</text:p>
          </table:table-cell>
          <table:table-cell office:value-type="float" office:value="0.453068535336078" calcext:value-type="float">
            <text:p>0,453068535336078</text:p>
          </table:table-cell>
          <table:table-cell office:value-type="float" office:value="0.292882099618103" calcext:value-type="float">
            <text:p>0,292882099618103</text:p>
          </table:table-cell>
          <table:table-cell office:value-type="float" office:value="0.307001107231071" calcext:value-type="float">
            <text:p>0,307001107231071</text:p>
          </table:table-cell>
          <table:table-cell office:value-type="float" office:value="0.98758853584194" calcext:value-type="float">
            <text:p>0,9875885358419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6" table:formula="of:=AVERAGE([.C2:.C25])" office:value-type="float" office:value="0.727568853469122" calcext:value-type="float">
            <text:p>0,727568853469122</text:p>
          </table:table-cell>
          <table:table-cell table:style-name="ce6" table:formula="of:=AVERAGE([.D2:.D25])" office:value-type="float" office:value="0.869677629950627" calcext:value-type="float">
            <text:p>0,869677629950627</text:p>
          </table:table-cell>
          <table:table-cell table:style-name="ce6" table:formula="of:=AVERAGE([.E2:.E25])" office:value-type="float" office:value="0.352145623652816" calcext:value-type="float">
            <text:p>0,352145623652816</text:p>
          </table:table-cell>
          <table:table-cell table:style-name="ce6" table:formula="of:=AVERAGE([.F2:.F25])" office:value-type="float" office:value="0.218667639963956" calcext:value-type="float">
            <text:p>0,218667639963956</text:p>
          </table:table-cell>
          <table:table-cell table:style-name="ce6" table:formula="of:=AVERAGE([.G2:.G25])" office:value-type="float" office:value="0.227102507806167" calcext:value-type="float">
            <text:p>0,227102507806167</text:p>
          </table:table-cell>
          <table:table-cell table:style-name="ce6" table:formula="of:=AVERAGE([.H2:.H25])" office:value-type="float" office:value="0.983138098488328" calcext:value-type="float">
            <text:p>0,983138098488328</text:p>
          </table:table-cell>
        </table:table-row>
        <table:table-row table:style-name="ro1">
          <table:table-cell table:style-name="Default" table:number-columns-repeated="2"/>
          <table:table-cell table:style-name="ce7" office:value-type="string" calcext:value-type="string">
            <text:p>(tp + tn) / (tp + tn + fp + fn)</text:p>
          </table:table-cell>
          <table:table-cell table:style-name="ce7" office:value-type="string" calcext:value-type="string">
            <text:p>tp / (tp + fp)</text:p>
          </table:table-cell>
          <table:table-cell table:style-name="ce7" office:value-type="string" calcext:value-type="string">
            <text:p>(2*tp)/(2*tp + fp + fn)</text:p>
          </table:table-cell>
          <table:table-cell table:style-name="ce7" office:value-type="string" calcext:value-type="string">
            <text:p>tp / (tp + fp + fn)</text:p>
          </table:table-cell>
          <table:table-cell table:style-name="ce7" office:value-type="string" calcext:value-type="string">
            <text:p>tp/(tp + fn)</text:p>
          </table:table-cell>
          <table:table-cell table:style-name="ce7" office:value-type="string" calcext:value-type="string">
            <text:p>tn/(tn + fp)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74604724702381" calcext:value-type="float">
            <text:p>0,74604724702381</text:p>
          </table:table-cell>
          <table:table-cell table:formula="of:=AVERAGE([.D8:.D13])" office:value-type="float" office:value="0.822408168874175" calcext:value-type="float">
            <text:p>0,822408168874175</text:p>
          </table:table-cell>
          <table:table-cell table:formula="of:=AVERAGE([.E8:.E13])" office:value-type="float" office:value="0.391973356005363" calcext:value-type="float">
            <text:p>0,391973356005363</text:p>
          </table:table-cell>
          <table:table-cell table:formula="of:=AVERAGE([.F8:.F13])" office:value-type="float" office:value="0.248318070648878" calcext:value-type="float">
            <text:p>0,248318070648878</text:p>
          </table:table-cell>
          <table:table-cell table:formula="of:=AVERAGE([.G8:.G13])" office:value-type="float" office:value="0.259741882334073" calcext:value-type="float">
            <text:p>0,259741882334073</text:p>
          </table:table-cell>
          <table:table-cell table:formula="of:=AVERAGE([.H8:.H13])" office:value-type="float" office:value="0.978102054961459" calcext:value-type="float">
            <text:p>0,97810205496145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659592401413691" calcext:value-type="float">
            <text:p>0,659592401413691</text:p>
          </table:table-cell>
          <table:table-cell table:formula="of:=AVERAGE([.D2:.D7])" office:value-type="float" office:value="0.928960000548364" calcext:value-type="float">
            <text:p>0,928960000548364</text:p>
          </table:table-cell>
          <table:table-cell table:formula="of:=AVERAGE([.E2:.E7])" office:value-type="float" office:value="0.326810956817335" calcext:value-type="float">
            <text:p>0,326810956817335</text:p>
          </table:table-cell>
          <table:table-cell table:formula="of:=AVERAGE([.F2:.F7])" office:value-type="float" office:value="0.204935519735088" calcext:value-type="float">
            <text:p>0,204935519735088</text:p>
          </table:table-cell>
          <table:table-cell table:formula="of:=AVERAGE([.G2:.G7])" office:value-type="float" office:value="0.208893250311782" calcext:value-type="float">
            <text:p>0,208893250311782</text:p>
          </table:table-cell>
          <table:table-cell table:formula="of:=AVERAGE([.H2:.H7])" office:value-type="float" office:value="0.987503303066585" calcext:value-type="float">
            <text:p>0,987503303066585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702200753348214" calcext:value-type="float">
            <text:p>0,702200753348214</text:p>
          </table:table-cell>
          <table:table-cell table:formula="of:=AVERAGE([.D14:.D19])" office:value-type="float" office:value="0.917507309138727" calcext:value-type="float">
            <text:p>0,917507309138727</text:p>
          </table:table-cell>
          <table:table-cell table:formula="of:=AVERAGE([.E14:.E19])" office:value-type="float" office:value="0.316236382224376" calcext:value-type="float">
            <text:p>0,316236382224376</text:p>
          </table:table-cell>
          <table:table-cell table:formula="of:=AVERAGE([.F14:.F19])" office:value-type="float" office:value="0.189611748813648" calcext:value-type="float">
            <text:p>0,189611748813648</text:p>
          </table:table-cell>
          <table:table-cell table:formula="of:=AVERAGE([.G14:.G19])" office:value-type="float" office:value="0.193639540293902" calcext:value-type="float">
            <text:p>0,193639540293902</text:p>
          </table:table-cell>
          <table:table-cell table:formula="of:=AVERAGE([.H14:.H19])" office:value-type="float" office:value="0.985530805750605" calcext:value-type="float">
            <text:p>0,985530805750605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802435012090774" calcext:value-type="float">
            <text:p>0,802435012090774</text:p>
          </table:table-cell>
          <table:table-cell table:formula="of:=AVERAGE([.D20:.D25])" office:value-type="float" office:value="0.809835041241243" calcext:value-type="float">
            <text:p>0,809835041241243</text:p>
          </table:table-cell>
          <table:table-cell table:formula="of:=AVERAGE([.E20:.E25])" office:value-type="float" office:value="0.373561799564191" calcext:value-type="float">
            <text:p>0,373561799564191</text:p>
          </table:table-cell>
          <table:table-cell table:formula="of:=AVERAGE([.F20:.F25])" office:value-type="float" office:value="0.23180522065821" calcext:value-type="float">
            <text:p>0,23180522065821</text:p>
          </table:table-cell>
          <table:table-cell table:formula="of:=AVERAGE([.G20:.G25])" office:value-type="float" office:value="0.246135358284911" calcext:value-type="float">
            <text:p>0,246135358284911</text:p>
          </table:table-cell>
          <table:table-cell table:formula="of:=AVERAGE([.H20:.H25])" office:value-type="float" office:value="0.981416230174663" calcext:value-type="float">
            <text:p>0,9814162301746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14" loext:min-decimal-places="14" number:min-integer-digits="1"/>
    </number:number-style>
    <number:number-style style:name="N118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21:18:06.952396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0T17:16:08.974697713</meta:creation-date>
    <dc:date>2020-06-23T21:20:40.087855175</dc:date>
    <meta:editing-duration>PT1H9M38S</meta:editing-duration>
    <meta:editing-cycles>14</meta:editing-cycles>
    <meta:generator>LibreOffice/6.4.2.2$Linux_X86_64 LibreOffice_project/40$Build-2</meta:generator>
    <meta:document-statistic meta:table-count="7" meta:cell-count="1387" meta:object-count="0"/>
  </office:meta>
</office:document-meta>
</file>